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modern" style:font-pitch="fixed"/>
    <style:font-face style:name="EHUSans" svg:font-family="EHUSans" style:font-family-generic="swiss"/>
    <style:font-face style:name="EHUSans1" svg:font-family="EHUSans" style:font-family-generic="swiss" style:font-pitch="variable"/>
    <style:font-face style:name="Marlett" svg:font-family="Marlett" style:font-pitch="variable" style:font-charset="x-symbol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style:writing-mode="lr-tb"/>
      <style:text-properties style:font-name="EHUSans1" fo:font-size="11pt" fo:language="eu" fo:country="ES" officeooo:paragraph-rsid="00020108" fo:background-color="#fff200" style:font-size-asian="11pt" style:language-asian="zxx" style:country-asian="none" style:font-size-complex="11pt"/>
    </style:style>
    <style:style style:name="P2" style:family="paragraph" style:parent-style-name="Standard">
      <style:paragraph-properties fo:break-before="page" style:writing-mode="lr-tb"/>
      <style:text-properties style:font-name="EHUSans1" fo:font-size="11pt" fo:language="eu" fo:country="ES" officeooo:paragraph-rsid="00020108" fo:background-color="#fff200" style:font-size-asian="11pt" style:language-asian="zxx" style:country-asian="none" style:font-size-complex="11pt"/>
    </style:style>
    <style:style style:name="P3" style:family="paragraph" style:parent-style-name="capitulo">
      <style:paragraph-properties fo:margin-left="0cm" fo:margin-right="0cm" fo:hyphenation-ladder-count="no-limit" fo:text-indent="0cm" style:auto-text-indent="false" fo:break-before="page"/>
      <style:text-properties style:use-window-font-color="true" loext:opacity="0%" style:font-name="EHUSans1" fo:language="eu" fo:country="ES" officeooo:paragraph-rsid="00020108" style:font-name-asian="Times New Roman" style:language-asian="es" style:country-asian="ES" style:font-name-complex="Times New Roman" fo:hyphenate="false" fo:hyphenation-remain-char-count="2" fo:hyphenation-push-char-count="2" loext:hyphenation-no-caps="false"/>
    </style:style>
    <style:style style:name="P4" style:family="paragraph" style:parent-style-name="capitulo">
      <style:paragraph-properties fo:margin-left="0cm" fo:margin-right="0cm" fo:text-indent="0cm" style:auto-text-indent="false"/>
      <style:text-properties style:font-name="EHUSans1" officeooo:paragraph-rsid="00020108"/>
    </style:style>
    <style:style style:name="P5" style:family="paragraph" style:parent-style-name="gramatica">
      <style:paragraph-properties style:writing-mode="lr-tb"/>
      <style:text-properties style:use-window-font-color="true" loext:opacity="0%" style:font-name="EHUSans1" fo:font-size="11pt" fo:language="eu" fo:country="ES" fo:font-weight="bold" officeooo:rsid="008640e3" officeooo:paragraph-rsid="00020108" style:font-name-asian="Times" style:font-size-asian="11pt" style:language-asian="es" style:country-asian="ES" style:font-weight-asian="bold" style:font-name-complex="Times New Roman" style:font-size-complex="11pt" style:font-weight-complex="bold"/>
    </style:style>
    <style:style style:name="P6" style:family="paragraph" style:parent-style-name="gramatica">
      <style:paragraph-properties style:writing-mode="lr-tb"/>
      <style:text-properties style:font-name="EHUSans1" fo:font-size="11pt" fo:language="eu" fo:country="ES" officeooo:paragraph-rsid="00020108" style:font-size-asian="11pt" style:font-name-complex="Times New Roman" style:font-size-complex="11pt"/>
    </style:style>
    <style:style style:name="P7" style:family="paragraph" style:parent-style-name="gramatica">
      <style:paragraph-properties style:writing-mode="lr-tb"/>
      <style:text-properties style:font-name="EHUSans1" fo:font-size="11pt" fo:language="eu" fo:country="ES" officeooo:rsid="008483eb" officeooo:paragraph-rsid="00020108" style:font-size-asian="11pt" style:font-name-complex="Times New Roman" style:font-size-complex="11pt"/>
    </style:style>
    <style:style style:name="P8" style:family="paragraph" style:parent-style-name="gramatica">
      <style:paragraph-properties style:writing-mode="lr-tb"/>
      <style:text-properties style:font-name="EHUSans1" fo:font-size="11pt" fo:language="eu" fo:country="ES" officeooo:rsid="009741da" officeooo:paragraph-rsid="00020108" style:font-size-asian="11pt" style:font-name-complex="Times New Roman" style:font-size-complex="11pt"/>
    </style:style>
    <style:style style:name="P9" style:family="paragraph" style:parent-style-name="gramatica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 style:writing-mode="lr-tb"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size-asian="11pt" style:font-name-complex="Times New Roman" style:font-size-complex="11pt"/>
    </style:style>
    <style:style style:name="P10" style:family="paragraph" style:parent-style-name="gramatica">
      <style:paragraph-properties style:writing-mode="lr-tb"/>
      <style:text-properties style:font-name="EHUSans1" fo:font-size="11pt" fo:language="eu" fo:country="ES" officeooo:paragraph-rsid="00020108" style:font-size-asian="11pt" style:font-size-complex="11pt"/>
    </style:style>
    <style:style style:name="P11" style:family="paragraph" style:parent-style-name="gramatica">
      <style:paragraph-properties fo:margin-left="0cm" fo:margin-right="0.035cm" fo:text-indent="0cm" style:auto-text-indent="false" style:writing-mode="lr-tb"/>
      <style:text-properties style:font-name="EHUSans1" fo:font-size="11pt" fo:language="eu" fo:country="ES" officeooo:paragraph-rsid="00020108" style:font-size-asian="11pt" style:font-size-complex="11pt"/>
    </style:style>
    <style:style style:name="P12" style:family="paragraph" style:parent-style-name="gramatica">
      <style:paragraph-properties fo:margin-left="0cm" fo:margin-right="0.035cm" fo:text-indent="0cm" style:auto-text-indent="false" fo:break-before="page" style:writing-mode="lr-tb"/>
      <style:text-properties style:font-name="EHUSans1" fo:font-size="11pt" fo:language="eu" fo:country="ES" officeooo:paragraph-rsid="00020108" style:font-size-asian="11pt" style:font-size-complex="11pt"/>
    </style:style>
    <style:style style:name="P13" style:family="paragraph" style:parent-style-name="gramatica">
      <style:paragraph-properties style:writing-mode="lr-tb">
        <style:tab-stops>
          <style:tab-stop style:position="1.87cm"/>
          <style:tab-stop style:position="2.117cm"/>
          <style:tab-stop style:position="2.858cm"/>
          <style:tab-stop style:position="3.496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size-asian="11pt" style:font-size-complex="11pt"/>
    </style:style>
    <style:style style:name="P14" style:family="paragraph" style:parent-style-name="gramatica">
      <style:paragraph-properties fo:margin-left="0cm" fo:margin-right="0.035cm" fo:text-align="start" style:justify-single-word="false" fo:text-indent="0cm" style:auto-text-indent="false" style:writing-mode="lr-tb"/>
      <style:text-properties style:font-name="EHUSans1" fo:font-size="11pt" fo:language="eu" fo:country="ES" officeooo:paragraph-rsid="00020108" style:font-size-asian="11pt" style:font-size-complex="11pt"/>
    </style:style>
    <style:style style:name="P15" style:family="paragraph" style:parent-style-name="gramatica">
      <style:paragraph-properties style:writing-mode="lr-tb">
        <style:tab-stops>
          <style:tab-stop style:position="1.87cm"/>
          <style:tab-stop style:position="2.117cm"/>
          <style:tab-stop style:position="2.858cm"/>
          <style:tab-stop style:position="3.893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size-asian="11pt" style:font-size-complex="11pt"/>
    </style:style>
    <style:style style:name="P16" style:family="paragraph" style:parent-style-name="gramatica">
      <style:paragraph-properties style:writing-mode="lr-tb">
        <style:tab-stops>
          <style:tab-stop style:position="1.87cm"/>
          <style:tab-stop style:position="2.401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size-asian="11pt" style:font-size-complex="11pt"/>
    </style:style>
    <style:style style:name="P17" style:family="paragraph" style:parent-style-name="gramatica">
      <style:paragraph-properties style:writing-mode="lr-tb"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66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size-asian="11pt" style:font-size-complex="11pt"/>
    </style:style>
    <style:style style:name="P18" style:family="paragraph" style:parent-style-name="gramatica">
      <style:paragraph-properties style:writing-mode="lr-tb">
        <style:tab-stops>
          <style:tab-stop style:position="1.87cm"/>
          <style:tab-stop style:position="2.117cm"/>
          <style:tab-stop style:position="2.951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size-asian="11pt" style:font-size-complex="11pt"/>
    </style:style>
    <style:style style:name="P19" style:family="paragraph" style:parent-style-name="gramatica">
      <style:paragraph-properties style:writing-mode="lr-tb"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255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size-asian="11pt" style:font-size-complex="11pt"/>
    </style:style>
    <style:style style:name="P20" style:family="paragraph" style:parent-style-name="gramatica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writing-mode="lr-tb"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size-asian="11pt" style:font-size-complex="11pt"/>
    </style:style>
    <style:style style:name="P21" style:family="paragraph" style:parent-style-name="gramatica">
      <style:paragraph-properties style:writing-mode="lr-tb"/>
      <style:text-properties style:font-name="EHUSans1" fo:font-size="11pt" fo:language="eu" fo:country="ES" officeooo:rsid="008483eb" officeooo:paragraph-rsid="00020108" style:font-size-asian="11pt" style:font-name-complex="Times New Roman Greek" style:font-size-complex="11pt"/>
    </style:style>
    <style:style style:name="P22" style:family="paragraph" style:parent-style-name="gramatica">
      <style:paragraph-properties fo:margin-left="0cm" fo:margin-right="0.035cm" fo:text-align="start" style:justify-single-word="false" fo:text-indent="0cm" style:auto-text-indent="false" style:writing-mode="lr-tb"/>
      <style:text-properties style:font-name="EHUSans1" fo:font-size="11pt" fo:language="eu" fo:country="ES" officeooo:rsid="008483eb" officeooo:paragraph-rsid="00020108" style:font-size-asian="11pt" style:font-name-complex="Times New Roman Greek" style:font-size-complex="11pt"/>
    </style:style>
    <style:style style:name="P23" style:family="paragraph" style:parent-style-name="gramatica">
      <style:paragraph-properties style:writing-mode="lr-tb"/>
      <style:text-properties style:font-name="EHUSans1" fo:font-size="11pt" fo:language="eu" fo:country="ES" officeooo:paragraph-rsid="00020108" style:font-size-asian="11pt" style:font-name-complex="Times New Roman Greek" style:font-size-complex="11pt"/>
    </style:style>
    <style:style style:name="P24" style:family="paragraph" style:parent-style-name="gramatica">
      <style:paragraph-properties style:writing-mode="lr-tb"/>
      <style:text-properties style:font-name="EHUSans1" fo:font-size="11pt" fo:language="eu" fo:country="ES" officeooo:paragraph-rsid="00020108" style:font-name-asian="Times New Roman" style:font-size-asian="11pt" style:language-asian="zxx" style:country-asian="none" style:font-name-complex="Times New Roman" style:font-size-complex="11pt"/>
    </style:style>
    <style:style style:name="P25" style:family="paragraph" style:parent-style-name="gramatica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 style:writing-mode="lr-tb"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fo:font-size="11pt" fo:language="eu" fo:country="ES" officeooo:paragraph-rsid="00020108" style:font-name-asian="Times New Roman" style:font-size-asian="11pt" style:language-asian="zxx" style:country-asian="none" style:font-name-complex="Times New Roman" style:font-size-complex="11pt"/>
    </style:style>
    <style:style style:name="P26" style:family="paragraph" style:parent-style-name="gramatica">
      <style:paragraph-properties style:writing-mode="lr-tb"/>
      <style:text-properties style:font-name="EHUSans1" fo:font-size="11pt" fo:language="eu" fo:country="ES" fo:font-weight="bold" officeooo:paragraph-rsid="00020108" style:font-size-asian="11pt" style:font-name-complex="Times New Roman" style:font-size-complex="11pt" style:font-weight-complex="bold"/>
    </style:style>
    <style:style style:name="P27" style:family="paragraph" style:parent-style-name="gramatica">
      <style:paragraph-properties fo:margin-left="0cm" fo:margin-right="0.035cm" fo:text-indent="0cm" style:auto-text-indent="false" style:writing-mode="lr-tb"/>
      <style:text-properties style:font-name="EHUSans1" fo:font-size="11pt" fo:language="eu" fo:country="ES" fo:font-weight="bold" officeooo:rsid="00a535f3" officeooo:paragraph-rsid="00020108" style:font-size-asian="11pt" style:font-name-complex="Times New Roman" style:font-size-complex="11pt" style:font-weight-complex="bold"/>
    </style:style>
    <style:style style:name="P28" style:family="paragraph" style:parent-style-name="gramatica" style:list-style-name="RTF_5f_Num_20_24">
      <style:paragraph-properties fo:margin-left="0cm" fo:margin-right="0cm" fo:margin-top="0.3cm" fo:margin-bottom="0cm" style:contextual-spacing="false" fo:text-align="start" style:justify-single-word="false" fo:text-indent="0cm" style:auto-text-indent="false" style:text-autospace="ideograph-alpha" style:writing-mode="lr-tb">
        <style:tab-stops/>
      </style:paragraph-properties>
      <style:text-properties style:font-name="EHUSans1" fo:font-size="11pt" fo:language="eu" fo:country="ES" officeooo:rsid="005bf397" officeooo:paragraph-rsid="00020108" fo:background-color="transparent" style:font-size-asian="11pt" style:font-size-complex="11pt"/>
    </style:style>
    <style:style style:name="P29" style:family="paragraph" style:parent-style-name="gramatica" style:list-style-name="RTF_5f_Num_20_24">
      <style:paragraph-properties fo:margin-left="0cm" fo:margin-right="0cm" fo:margin-top="0.3cm" fo:margin-bottom="0cm" style:contextual-spacing="false" fo:text-align="start" style:justify-single-word="false" fo:text-indent="0cm" style:auto-text-indent="false" style:text-autospace="ideograph-alpha" style:writing-mode="lr-tb">
        <style:tab-stops/>
      </style:paragraph-properties>
      <style:text-properties style:font-name="EHUSans1" officeooo:paragraph-rsid="00020108"/>
    </style:style>
    <style:style style:name="P30" style:family="paragraph" style:parent-style-name="gramatica" style:list-style-name="RTF_5f_Num_20_24" style:master-page-name="">
      <loext:graphic-properties draw:fill="none"/>
      <style:paragraph-properties fo:margin-left="0cm" fo:margin-right="0cm" fo:margin-top="0.3cm" fo:margin-bottom="0cm" style:contextual-spacing="false" fo:text-align="start" style:justify-single-word="false" fo:text-indent="0cm" style:auto-text-indent="false" style:page-number="auto" fo:background-color="transparent" style:text-autospace="ideograph-alpha" style:writing-mode="lr-tb">
        <style:tab-stops/>
      </style:paragraph-properties>
      <style:text-properties style:font-name="EHUSans1" officeooo:paragraph-rsid="00020108"/>
    </style:style>
    <style:style style:name="P31" style:family="paragraph" style:parent-style-name="gramatica" style:list-style-name="L1">
      <style:paragraph-properties fo:margin-top="0.3cm" fo:margin-bottom="0cm" style:contextual-spacing="false" fo:text-align="start" style:justify-single-word="false" style:text-autospace="ideograph-alpha" style:writing-mode="lr-tb">
        <style:tab-stops/>
      </style:paragraph-properties>
      <style:text-properties style:font-name="EHUSans1" fo:font-style="normal" fo:font-weight="normal" officeooo:paragraph-rsid="00020108" fo:background-color="transparent" style:font-style-asian="normal" style:font-weight-asian="normal" style:font-style-complex="normal" style:font-weight-complex="normal"/>
    </style:style>
    <style:style style:name="P32" style:family="paragraph" style:parent-style-name="gramatica" style:list-style-name="L1">
      <style:paragraph-properties fo:margin-top="0.3cm" fo:margin-bottom="0cm" style:contextual-spacing="false" fo:text-align="start" style:justify-single-word="false" style:text-autospace="ideograph-alpha" style:writing-mode="lr-tb">
        <style:tab-stops/>
      </style:paragraph-properties>
      <style:text-properties style:font-name="EHUSans1" fo:font-style="normal" fo:font-weight="normal" officeooo:rsid="00dcb470" officeooo:paragraph-rsid="00020108" fo:background-color="transparent" style:font-style-asian="normal" style:font-weight-asian="normal" style:font-style-complex="normal" style:font-weight-complex="normal"/>
    </style:style>
    <style:style style:name="P33" style:family="paragraph" style:parent-style-name="gramatica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 style:writing-mode="lr-tb"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EHUSans1" officeooo:paragraph-rsid="00020108"/>
    </style:style>
    <style:style style:name="T1" style:family="text">
      <style:text-properties style:use-window-font-color="true" loext:opacity="0%" style:font-name="Times New Roman" fo:font-size="11pt" fo:language="eu" fo:country="ES" fo:font-style="italic" fo:font-weight="bold" officeooo:rsid="00888777" fo:background-color="transparent" loext:char-shading-value="0" style:font-name-asian="Times" style:font-size-asian="11pt" style:language-asian="es" style:country-asian="ES" style:font-style-asian="italic" style:font-weight-asian="bold" style:font-name-complex="Times" style:font-size-complex="11pt" style:font-style-complex="italic" style:font-weight-complex="bold"/>
    </style:style>
    <style:style style:name="T2" style:family="text">
      <style:text-properties style:use-window-font-color="true" loext:opacity="0%" style:font-name="Times New Roman" fo:font-size="11pt" fo:language="eu" fo:country="ES" fo:font-style="italic" fo:font-weight="bold" officeooo:rsid="00ae9e13" fo:background-color="transparent" loext:char-shading-value="0" style:font-name-asian="Times" style:font-size-asian="11pt" style:language-asian="es" style:country-asian="ES" style:font-style-asian="italic" style:font-weight-asian="bold" style:font-name-complex="Times" style:font-size-complex="11pt" style:font-style-complex="italic" style:font-weight-complex="bold"/>
    </style:style>
    <style:style style:name="T3" style:family="text">
      <style:text-properties style:use-window-font-color="true" loext:opacity="0%" style:font-name="Times New Roman" fo:font-size="11pt" fo:language="eu" fo:country="ES" officeooo:rsid="006dbb9e" fo:background-color="transparent" loext:char-shading-value="0" style:font-name-asian="Times" style:font-size-asian="11pt" style:language-asian="es" style:country-asian="ES" style:font-name-complex="Times" style:font-size-complex="11pt"/>
    </style:style>
    <style:style style:name="T4" style:family="text">
      <style:text-properties style:use-window-font-color="true" loext:opacity="0%" style:font-name="Times New Roman" fo:font-size="11pt" fo:language="eu" fo:country="ES" officeooo:rsid="00888777" fo:background-color="transparent" loext:char-shading-value="0" style:font-name-asian="Times" style:font-size-asian="11pt" style:language-asian="es" style:country-asian="ES" style:font-name-complex="Times" style:font-size-complex="11pt"/>
    </style:style>
    <style:style style:name="T5" style:family="text">
      <style:text-properties style:use-window-font-color="true" loext:opacity="0%" style:font-name="Times New Roman" fo:font-size="11pt" fo:language="eu" fo:country="ES" officeooo:rsid="008bd990" fo:background-color="transparent" loext:char-shading-value="0" style:font-name-asian="Times" style:font-size-asian="11pt" style:language-asian="es" style:country-asian="ES" style:font-name-complex="Times" style:font-size-complex="11pt"/>
    </style:style>
    <style:style style:name="T6" style:family="text">
      <style:text-properties style:use-window-font-color="true" loext:opacity="0%" style:font-name="Times New Roman" fo:font-size="11pt" fo:language="eu" fo:country="ES" officeooo:rsid="006ae915" fo:background-color="transparent" loext:char-shading-value="0" style:font-name-asian="Times" style:font-size-asian="11pt" style:language-asian="es" style:country-asian="ES" style:font-name-complex="Times" style:font-size-complex="11pt"/>
    </style:style>
    <style:style style:name="T7" style:family="text">
      <style:text-properties style:use-window-font-color="true" loext:opacity="0%" style:font-name="Times New Roman" fo:font-size="11pt" fo:language="eu" fo:country="ES" fo:font-style="normal" fo:font-weight="bold" officeooo:rsid="00d5fc36" fo:background-color="#fff200" loext:char-shading-value="0" style:font-name-asian="Times" style:font-size-asian="11pt" style:language-asian="es" style:country-asian="ES" style:font-style-asian="normal" style:font-weight-asian="bold" style:font-name-complex="Times" style:font-size-complex="11pt" style:font-style-complex="normal" style:font-weight-complex="bold"/>
    </style:style>
    <style:style style:name="T8" style:family="text">
      <style:text-properties style:use-window-font-color="true" loext:opacity="0%" style:font-name="Times New Roman" fo:font-size="11pt" fo:language="eu" fo:country="ES" fo:font-style="normal" fo:font-weight="normal" officeooo:rsid="00875584" fo:background-color="transparent" loext:char-shading-value="0" style:font-name-asian="Times" style:font-size-asian="11pt" style:language-asian="es" style:country-asian="ES" style:font-style-asian="normal" style:font-weight-asian="normal" style:font-name-complex="Times" style:font-size-complex="11pt" style:font-style-complex="normal" style:font-weight-complex="normal"/>
    </style:style>
    <style:style style:name="T9" style:family="text">
      <style:text-properties style:use-window-font-color="true" loext:opacity="0%" style:font-name="Times New Roman" fo:font-size="11pt" fo:language="eu" fo:country="ES" fo:font-style="normal" fo:font-weight="normal" officeooo:rsid="00ae9e13" fo:background-color="transparent" loext:char-shading-value="0" style:font-name-asian="Times" style:font-size-asian="11pt" style:language-asian="es" style:country-asian="ES" style:font-style-asian="normal" style:font-weight-asian="normal" style:font-name-complex="Times" style:font-size-complex="11pt" style:font-style-complex="normal" style:font-weight-complex="normal"/>
    </style:style>
    <style:style style:name="T10" style:family="text">
      <style:text-properties style:use-window-font-color="true" loext:opacity="0%" style:font-name="Times New Roman" fo:font-size="11pt" fo:language="eu" fo:country="ES" fo:font-style="normal" fo:font-weight="normal" officeooo:rsid="00888777" fo:background-color="transparent" loext:char-shading-value="0" style:font-name-asian="Times" style:font-size-asian="11pt" style:language-asian="es" style:country-asian="ES" style:font-style-asian="normal" style:font-weight-asian="normal" style:font-name-complex="Times" style:font-size-complex="11pt" style:font-style-complex="normal" style:font-weight-complex="normal"/>
    </style:style>
    <style:style style:name="T11" style:family="text">
      <style:text-properties style:use-window-font-color="true" loext:opacity="0%" style:font-name="Times New Roman" fo:font-size="11pt" fo:language="eu" fo:country="ES" fo:font-style="normal" fo:font-weight="normal" officeooo:rsid="0089b3fc" fo:background-color="transparent" loext:char-shading-value="0" style:font-name-asian="Times" style:font-size-asian="11pt" style:language-asian="es" style:country-asian="ES" style:font-style-asian="normal" style:font-weight-asian="normal" style:font-name-complex="Times" style:font-size-complex="11pt" style:font-style-complex="normal" style:font-weight-complex="normal"/>
    </style:style>
    <style:style style:name="T12" style:family="text">
      <style:text-properties style:use-window-font-color="true" loext:opacity="0%" fo:font-weight="bold" officeooo:rsid="008483eb" style:font-name-asian="Times" style:language-asian="es" style:country-asian="ES" style:font-weight-complex="bold"/>
    </style:style>
    <style:style style:name="T13" style:family="text">
      <style:text-properties style:use-window-font-color="true" loext:opacity="0%" fo:font-weight="bold" officeooo:rsid="00a535f3" style:font-name-asian="Times" style:language-asian="es" style:country-asian="ES" style:font-name-complex="Times New Roman" style:font-weight-complex="bold"/>
    </style:style>
    <style:style style:name="T14" style:family="text">
      <style:text-properties style:use-window-font-color="true" loext:opacity="0%" fo:font-weight="bold" officeooo:rsid="00888777" style:font-weight-asian="bold" style:font-weight-complex="bold"/>
    </style:style>
    <style:style style:name="T15" style:family="text">
      <style:text-properties style:use-window-font-color="true" loext:opacity="0%" fo:font-weight="normal" officeooo:rsid="008483eb" style:font-name-asian="Times New Roman" style:language-asian="zxx" style:country-asian="none" style:font-weight-asian="normal" style:font-weight-complex="normal"/>
    </style:style>
    <style:style style:name="T16" style:family="text">
      <style:text-properties style:use-window-font-color="true" loext:opacity="0%" fo:font-weight="normal" officeooo:rsid="009741da" style:font-name-asian="Times New Roman" style:language-asian="zxx" style:country-asian="none" style:font-weight-asian="normal" style:font-weight-complex="normal"/>
    </style:style>
    <style:style style:name="T17" style:family="text">
      <style:text-properties style:use-window-font-color="true" loext:opacity="0%" fo:font-weight="normal" officeooo:rsid="008640e3" style:font-name-asian="Times New Roman" style:language-asian="zxx" style:country-asian="none" style:font-weight-asian="normal" style:font-name-complex="Times New Roman" style:font-weight-complex="normal"/>
    </style:style>
    <style:style style:name="T18" style:family="text">
      <style:text-properties style:use-window-font-color="true" loext:opacity="0%" fo:font-weight="normal" officeooo:rsid="008640e3" style:font-weight-asian="normal" style:font-weight-complex="normal"/>
    </style:style>
    <style:style style:name="T19" style:family="text">
      <style:text-properties style:use-window-font-color="true" loext:opacity="0%" style:font-name-asian="Times" style:language-asian="es" style:country-asian="ES" style:font-name-complex="Times"/>
    </style:style>
    <style:style style:name="T20" style:family="text">
      <style:text-properties style:use-window-font-color="true" loext:opacity="0%" fo:font-size="11pt" fo:language="eu" fo:country="ES" fo:font-weight="bold" officeooo:rsid="00acf30f" style:font-name-asian="Times New Roman" style:font-size-asian="11pt" style:language-asian="zxx" style:country-asian="none" style:font-weight-asian="bold" style:font-name-complex="Times New Roman" style:font-size-complex="11pt" style:font-weight-complex="bold"/>
    </style:style>
    <style:style style:name="T21" style:family="text">
      <style:text-properties style:use-window-font-color="true" loext:opacity="0%" fo:font-size="11pt" fo:language="eu" fo:country="ES" fo:font-weight="bold" officeooo:rsid="00875584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T22" style:family="text">
      <style:text-properties style:use-window-font-color="true" loext:opacity="0%" fo:font-size="11pt" fo:language="eu" fo:country="ES" fo:font-weight="normal" officeooo:rsid="008640e3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T23" style:family="text">
      <style:text-properties style:use-window-font-color="true" loext:opacity="0%" fo:font-size="11pt" fo:language="eu" fo:country="ES" fo:font-style="normal" fo:font-weight="bold" officeooo:rsid="00d5fc36" fo:background-color="#fff200" loext:char-shading-value="0" style:font-name-asian="Times" style:font-size-asian="11pt" style:language-asian="es" style:country-asian="ES" style:font-style-asian="normal" style:font-weight-asian="bold" style:font-name-complex="Times" style:font-size-complex="11pt" style:font-style-complex="normal" style:font-weight-complex="bold"/>
    </style:style>
    <style:style style:name="T24" style:family="text">
      <style:text-properties style:use-window-font-color="true" loext:opacity="0%" fo:font-size="11pt" fo:language="eu" fo:country="ES" fo:font-style="normal" fo:font-weight="normal" officeooo:rsid="00875584" fo:background-color="transparent" loext:char-shading-value="0" style:font-name-asian="Times" style:font-size-asian="11pt" style:language-asian="es" style:country-asian="ES" style:font-style-asian="normal" style:font-weight-asian="normal" style:font-name-complex="Times" style:font-size-complex="11pt" style:font-style-complex="normal" style:font-weight-complex="normal"/>
    </style:style>
    <style:style style:name="T25" style:family="text">
      <style:text-properties style:use-window-font-color="true" loext:opacity="0%" fo:font-size="11pt" fo:language="eu" fo:country="ES" fo:font-style="normal" fo:font-weight="normal" officeooo:rsid="00ae9e13" fo:background-color="transparent" loext:char-shading-value="0" style:font-name-asian="Times" style:font-size-asian="11pt" style:language-asian="es" style:country-asian="ES" style:font-style-asian="normal" style:font-weight-asian="normal" style:font-name-complex="Times" style:font-size-complex="11pt" style:font-style-complex="normal" style:font-weight-complex="normal"/>
    </style:style>
    <style:style style:name="T26" style:family="text">
      <style:text-properties style:use-window-font-color="true" loext:opacity="0%" fo:font-size="11pt" fo:language="eu" fo:country="ES" fo:font-style="normal" fo:font-weight="normal" officeooo:rsid="00888777" fo:background-color="transparent" loext:char-shading-value="0" style:font-name-asian="Times" style:font-size-asian="11pt" style:language-asian="es" style:country-asian="ES" style:font-style-asian="normal" style:font-weight-asian="normal" style:font-name-complex="Times" style:font-size-complex="11pt" style:font-style-complex="normal" style:font-weight-complex="normal"/>
    </style:style>
    <style:style style:name="T27" style:family="text">
      <style:text-properties style:use-window-font-color="true" loext:opacity="0%" fo:font-size="11pt" fo:language="eu" fo:country="ES" fo:font-style="normal" fo:font-weight="normal" officeooo:rsid="0089b3fc" fo:background-color="transparent" loext:char-shading-value="0" style:font-name-asian="Times" style:font-size-asian="11pt" style:language-asian="es" style:country-asian="ES" style:font-style-asian="normal" style:font-weight-asian="normal" style:font-name-complex="Times" style:font-size-complex="11pt" style:font-style-complex="normal" style:font-weight-complex="normal"/>
    </style:style>
    <style:style style:name="T28" style:family="text">
      <style:text-properties style:use-window-font-color="true" loext:opacity="0%" fo:font-size="11pt" fo:language="eu" fo:country="ES" officeooo:rsid="006ae915" fo:background-color="transparent" loext:char-shading-value="0" style:font-name-asian="Times" style:font-size-asian="11pt" style:language-asian="es" style:country-asian="ES" style:font-name-complex="Times" style:font-size-complex="11pt"/>
    </style:style>
    <style:style style:name="T29" style:family="text">
      <style:text-properties style:use-window-font-color="true" loext:opacity="0%" fo:font-size="11pt" fo:language="eu" fo:country="ES" officeooo:rsid="00888777" fo:background-color="transparent" loext:char-shading-value="0" style:font-name-asian="Times" style:font-size-asian="11pt" style:language-asian="es" style:country-asian="ES" style:font-name-complex="Times" style:font-size-complex="11pt"/>
    </style:style>
    <style:style style:name="T30" style:family="text">
      <style:text-properties style:use-window-font-color="true" loext:opacity="0%" fo:font-size="11pt" fo:language="eu" fo:country="ES" officeooo:rsid="006dbb9e" fo:background-color="transparent" loext:char-shading-value="0" style:font-name-asian="Times" style:font-size-asian="11pt" style:language-asian="es" style:country-asian="ES" style:font-name-complex="Times" style:font-size-complex="11pt"/>
    </style:style>
    <style:style style:name="T31" style:family="text">
      <style:text-properties style:use-window-font-color="true" loext:opacity="0%" fo:font-size="11pt" fo:language="eu" fo:country="ES" officeooo:rsid="008bd990" fo:background-color="transparent" loext:char-shading-value="0" style:font-name-asian="Times" style:font-size-asian="11pt" style:language-asian="es" style:country-asian="ES" style:font-name-complex="Times" style:font-size-complex="11pt"/>
    </style:style>
    <style:style style:name="T32" style:family="text">
      <style:text-properties style:use-window-font-color="true" loext:opacity="0%" fo:font-size="11pt" fo:language="eu" fo:country="ES" fo:font-style="italic" fo:font-weight="bold" officeooo:rsid="00888777" fo:background-color="transparent" loext:char-shading-value="0" style:font-name-asian="Times" style:font-size-asian="11pt" style:language-asian="es" style:country-asian="ES" style:font-style-asian="italic" style:font-weight-asian="bold" style:font-name-complex="Times" style:font-size-complex="11pt" style:font-style-complex="italic" style:font-weight-complex="bold"/>
    </style:style>
    <style:style style:name="T33" style:family="text">
      <style:text-properties style:use-window-font-color="true" loext:opacity="0%" fo:font-size="11pt" fo:language="eu" fo:country="ES" fo:font-style="italic" fo:font-weight="bold" officeooo:rsid="00ae9e13" fo:background-color="transparent" loext:char-shading-value="0" style:font-name-asian="Times" style:font-size-asian="11pt" style:language-asian="es" style:country-asian="ES" style:font-style-asian="italic" style:font-weight-asian="bold" style:font-name-complex="Times" style:font-size-complex="11pt" style:font-style-complex="italic" style:font-weight-complex="bold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size="11pt" fo:language="eu" fo:country="ES" fo:background-color="transparent" loext:char-shading-value="0" style:font-size-asian="11pt" style:font-size-complex="11pt"/>
    </style:style>
    <style:style style:name="T36" style:family="text">
      <style:text-properties style:font-name="Times New Roman" fo:font-size="11pt" fo:language="eu" fo:country="ES" officeooo:rsid="006dbb9e" fo:background-color="transparent" loext:char-shading-value="0" style:font-size-asian="11pt" style:font-size-complex="11pt"/>
    </style:style>
    <style:style style:name="T37" style:family="text">
      <style:text-properties style:font-name="Times New Roman" fo:font-size="11pt" fo:language="eu" fo:country="ES" officeooo:rsid="00ae9e13" fo:background-color="transparent" loext:char-shading-value="0" style:font-size-asian="11pt" style:font-size-complex="11pt"/>
    </style:style>
    <style:style style:name="T38" style:family="text">
      <style:text-properties style:font-name="Times New Roman" fo:font-size="11pt" fo:language="eu" fo:country="ES" officeooo:rsid="00311166" fo:background-color="transparent" loext:char-shading-value="0" style:font-size-asian="11pt" style:font-size-complex="11pt"/>
    </style:style>
    <style:style style:name="T39" style:family="text">
      <style:text-properties style:font-name="Times New Roman" fo:font-size="11pt" fo:language="eu" fo:country="ES" officeooo:rsid="001e41e5" fo:background-color="transparent" loext:char-shading-value="0" style:font-size-asian="11pt" style:font-size-complex="11pt"/>
    </style:style>
    <style:style style:name="T40" style:family="text">
      <style:text-properties style:font-name="Times New Roman" fo:font-size="11pt" fo:language="eu" fo:country="ES" officeooo:rsid="0037eb45" fo:background-color="transparent" loext:char-shading-value="0" style:font-size-asian="11pt" style:font-size-complex="11pt"/>
    </style:style>
    <style:style style:name="T41" style:family="text">
      <style:text-properties style:font-name="Times New Roman" fo:font-size="11pt" fo:language="eu" fo:country="ES" officeooo:rsid="009741da" fo:background-color="transparent" loext:char-shading-value="0" style:font-size-asian="11pt" style:font-size-complex="11pt"/>
    </style:style>
    <style:style style:name="T42" style:family="text">
      <style:text-properties style:font-name="Times New Roman" fo:font-size="11pt" fo:language="eu" fo:country="ES" officeooo:rsid="005bf397" fo:background-color="transparent" loext:char-shading-value="0" style:font-size-asian="11pt" style:font-size-complex="11pt"/>
    </style:style>
    <style:style style:name="T43" style:family="text">
      <style:text-properties style:font-name="Times New Roman" fo:font-size="11pt" fo:language="eu" fo:country="ES" officeooo:rsid="00875584" fo:background-color="transparent" loext:char-shading-value="0" style:font-size-asian="11pt" style:font-size-complex="11pt"/>
    </style:style>
    <style:style style:name="T44" style:family="text">
      <style:text-properties style:font-name="Times New Roman" fo:font-size="11pt" fo:language="eu" fo:country="ES" officeooo:rsid="00888777" fo:background-color="transparent" loext:char-shading-value="0" style:font-size-asian="11pt" style:font-size-complex="11pt"/>
    </style:style>
    <style:style style:name="T45" style:family="text">
      <style:text-properties style:font-name="Times New Roman" fo:font-size="11pt" fo:language="eu" fo:country="ES" officeooo:rsid="0037bdc5" fo:background-color="transparent" loext:char-shading-value="0" style:font-size-asian="11pt" style:font-size-complex="11pt"/>
    </style:style>
    <style:style style:name="T46" style:family="text">
      <style:text-properties style:font-name="Times New Roman" fo:font-size="11pt" fo:language="eu" fo:country="ES" officeooo:rsid="006cb1c9" fo:background-color="transparent" loext:char-shading-value="0" style:font-size-asian="11pt" style:font-size-complex="11pt"/>
    </style:style>
    <style:style style:name="T47" style:family="text">
      <style:text-properties style:font-name="Times New Roman" fo:font-size="11pt" fo:language="eu" fo:country="ES" officeooo:rsid="0089b3fc" fo:background-color="transparent" loext:char-shading-value="0" style:font-size-asian="11pt" style:font-size-complex="11pt"/>
    </style:style>
    <style:style style:name="T48" style:family="text">
      <style:text-properties style:font-name="Times New Roman" fo:font-size="11pt" fo:language="eu" fo:country="ES" fo:font-style="italic" fo:font-weight="bold" officeooo:rsid="006dbb9e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49" style:family="text">
      <style:text-properties style:font-name="Times New Roman" fo:font-size="11pt" fo:language="eu" fo:country="ES" fo:font-style="italic" fo:font-weight="bold" officeooo:rsid="006236f8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0" style:family="text">
      <style:text-properties style:font-name="Times New Roman" fo:font-size="11pt" fo:language="eu" fo:country="ES" fo:font-style="italic" fo:font-weight="bold" officeooo:rsid="0037bdc5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1" style:family="text">
      <style:text-properties style:font-name="Times New Roman" fo:font-size="11pt" fo:language="eu" fo:country="ES" fo:font-style="italic" fo:font-weight="bold" officeooo:rsid="00ae9e13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2" style:family="text">
      <style:text-properties style:font-name="Times New Roman" fo:font-size="11pt" fo:language="eu" fo:country="ES" fo:font-style="italic" fo:font-weight="bold" fo:background-color="transparent" loext:char-shading-value="0" style:font-size-asian="11pt" style:font-style-asian="italic" style:font-size-complex="11pt" style:font-style-complex="italic" style:font-weight-complex="bold"/>
    </style:style>
    <style:style style:name="T53" style:family="text">
      <style:text-properties style:font-name="Times New Roman" fo:font-size="11pt" fo:language="eu" fo:country="ES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style:font-name="Times New Roman" fo:font-size="11pt" fo:language="eu" fo:country="ES" fo:font-style="italic" fo:background-color="transparent" loext:char-shading-value="0" style:font-size-asian="11pt" style:font-style-asian="italic" style:font-size-complex="11pt" style:font-style-complex="italic"/>
    </style:style>
    <style:style style:name="T55" style:family="text">
      <style:text-properties style:font-name="Times New Roman" fo:font-size="11pt" fo:language="eu" fo:country="ES" fo:font-weight="bold" fo:background-color="transparent" loext:char-shading-value="0" style:font-size-asian="11pt" style:font-weight-asian="bold" style:font-size-complex="11pt" style:font-weight-complex="bold"/>
    </style:style>
    <style:style style:name="T56" style:family="text">
      <style:text-properties style:font-name="Times New Roman" fo:font-size="11pt" fo:language="eu" fo:country="ES" fo:font-weight="bold" officeooo:rsid="00ae9e13" fo:background-color="transparent" loext:char-shading-value="0" style:font-size-asian="11pt" style:font-weight-asian="bold" style:font-size-complex="11pt" style:font-weight-complex="bold"/>
    </style:style>
    <style:style style:name="T57" style:family="text">
      <style:text-properties style:font-name="Times New Roman" fo:font-size="11pt" fo:language="eu" fo:country="ES" fo:font-weight="bold" officeooo:rsid="004e5a6c" fo:background-color="transparent" loext:char-shading-value="0" style:font-size-asian="11pt" style:font-weight-asian="bold" style:font-size-complex="11pt" style:font-weight-complex="bold"/>
    </style:style>
    <style:style style:name="T58" style:family="text">
      <style:text-properties style:font-name="Times New Roman" fo:font-size="11pt" fo:language="eu" fo:country="ES" fo:font-weight="bold" fo:background-color="transparent" loext:char-shading-value="0" style:font-size-asian="11pt" style:font-size-complex="11pt" style:font-weight-complex="bold"/>
    </style:style>
    <style:style style:name="T59" style:family="text">
      <style:text-properties style:font-name="Times New Roman" fo:font-size="11pt" fo:language="eu" fo:country="ES" fo:font-weight="bold" style:font-size-asian="11pt" style:font-weight-asian="bold" style:font-size-complex="11pt" style:font-weight-complex="bold"/>
    </style:style>
    <style:style style:name="T60" style:family="text">
      <style:text-properties style:font-name="Times New Roman" fo:font-size="11pt" fo:language="eu" fo:country="ES" fo:font-weight="bold" officeooo:rsid="00dcb470" style:font-size-asian="11pt" style:font-weight-asian="bold" style:font-size-complex="11pt" style:font-weight-complex="bold"/>
    </style:style>
    <style:style style:name="T61" style:family="text">
      <style:text-properties style:font-name="Times New Roman" fo:font-size="11pt" fo:language="eu" fo:country="ES" style:font-size-asian="11pt" style:font-size-complex="11pt"/>
    </style:style>
    <style:style style:name="T62" style:family="text">
      <style:text-properties style:font-name="Times New Roman" fo:font-size="11pt" fo:language="eu" fo:country="ES" officeooo:rsid="00dcb470" style:font-size-asian="11pt" style:font-size-complex="11pt"/>
    </style:style>
    <style:style style:name="T63" style:family="text">
      <style:text-properties style:font-name="Times New Roman" fo:font-size="11pt" fo:language="eu" fo:country="ES" fo:font-style="normal" fo:font-weight="bold" fo:background-color="#fff200" loext:char-shading-value="0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eu" fo:country="ES" fo:font-style="normal" fo:font-weight="bold" officeooo:rsid="00d5fc36" fo:background-color="#fff200" loext:char-shading-value="0" style:font-size-asian="11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eu" fo:country="ES" fo:font-style="normal" fo:background-color="transparent" loext:char-shading-value="0" style:font-size-asian="11pt" style:font-style-asian="normal" style:font-size-complex="11pt" style:font-style-complex="normal"/>
    </style:style>
    <style:style style:name="T66" style:family="text">
      <style:text-properties style:font-name="Times New Roman" fo:font-size="11pt" fo:language="eu" fo:country="ES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font-name="Times New Roman" fo:font-size="11pt" fo:language="eu" fo:country="ES" fo:font-style="normal" fo:font-weight="normal" officeooo:rsid="005bf397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font-name="Times New Roman" fo:font-size="11pt" fo:language="eu" fo:country="ES" fo:font-style="normal" fo:font-weight="normal" officeooo:rsid="0037eb4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font-name="Times New Roman" officeooo:rsid="005d49c0"/>
    </style:style>
    <style:style style:name="T70" style:family="text">
      <style:text-properties style:font-name="Times New Roman"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71" style:family="text">
      <style:text-properties style:font-name="Times New Roman" officeooo:rsid="00d5fc36"/>
    </style:style>
    <style:style style:name="T72" style:family="text">
      <style:text-properties style:font-name="Times New Roman" officeooo:rsid="00875584"/>
    </style:style>
    <style:style style:name="T73" style:family="text">
      <style:text-properties style:font-name="Times New Roman" fo:font-weight="bold" officeooo:rsid="00875584" style:font-weight-asian="bold" style:font-weight-complex="bold"/>
    </style:style>
    <style:style style:name="T74" style:family="text">
      <style:text-properties fo:font-weight="bold" style:font-weight-complex="bold"/>
    </style:style>
    <style:style style:name="T75" style:family="text">
      <style:text-properties fo:font-weight="bold" officeooo:rsid="00a50714" style:font-weight-complex="bold"/>
    </style:style>
    <style:style style:name="T76" style:family="text">
      <style:text-properties fo:font-weight="bold" officeooo:rsid="00ab4411" style:font-weight-complex="bold"/>
    </style:style>
    <style:style style:name="T77" style:family="text">
      <style:text-properties fo:font-weight="bold" officeooo:rsid="00a535f3" style:font-weight-complex="bold"/>
    </style:style>
    <style:style style:name="T78" style:family="text">
      <style:text-properties fo:font-weight="bold" officeooo:rsid="008483eb" style:font-weight-complex="bold"/>
    </style:style>
    <style:style style:name="T79" style:family="text">
      <style:text-properties fo:font-weight="bold" officeooo:rsid="0049d678" style:font-weight-complex="bold"/>
    </style:style>
    <style:style style:name="T80" style:family="text">
      <style:text-properties fo:font-weight="bold" officeooo:rsid="00a794f4" style:font-weight-complex="bold"/>
    </style:style>
    <style:style style:name="T81" style:family="text">
      <style:text-properties fo:font-weight="bold" officeooo:rsid="0037bdc5" style:font-weight-complex="bold"/>
    </style:style>
    <style:style style:name="T82" style:family="text">
      <style:text-properties fo:font-weight="bold" style:font-weight-asian="normal" style:font-weight-complex="bold"/>
    </style:style>
    <style:style style:name="T83" style:family="text">
      <style:text-properties fo:font-weight="bold" officeooo:rsid="00a794f4" style:font-weight-asian="normal" style:font-weight-complex="bold"/>
    </style:style>
    <style:style style:name="T84" style:family="text">
      <style:text-properties fo:font-weight="bold" style:font-name-complex="Times New Roman" style:font-weight-complex="bold"/>
    </style:style>
    <style:style style:name="T85" style:family="text">
      <style:text-properties fo:font-weight="bold" officeooo:rsid="00a535f3" style:font-name-complex="Times New Roman" style:font-weight-complex="bold"/>
    </style:style>
    <style:style style:name="T86" style:family="text">
      <style:text-properties fo:font-weight="bold" officeooo:rsid="00b8b9b2" style:font-weight-asian="bold" style:font-name-complex="Times New Roman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b908a5" style:font-weight-asian="bold" style:font-weight-complex="bold"/>
    </style:style>
    <style:style style:name="T89" style:family="text">
      <style:text-properties fo:font-weight="bold" officeooo:rsid="00a794f4" style:font-weight-asian="bold" style:font-weight-complex="bold"/>
    </style:style>
    <style:style style:name="T90" style:family="text">
      <style:text-properties fo:font-weight="bold" officeooo:rsid="00b54726" style:font-weight-asian="bold" style:font-weight-complex="bold"/>
    </style:style>
    <style:style style:name="T91" style:family="text">
      <style:text-properties fo:font-weight="bold" officeooo:rsid="0049d678" style:font-weight-asian="bold" style:font-weight-complex="bold"/>
    </style:style>
    <style:style style:name="T92" style:family="text">
      <style:text-properties fo:font-weight="bold" officeooo:rsid="004e5a6c" style:font-weight-asian="bold" style:font-weight-complex="bold"/>
    </style:style>
    <style:style style:name="T93" style:family="text">
      <style:text-properties fo:font-weight="bold" officeooo:rsid="00875584" style:font-weight-asian="bold" style:font-weight-complex="bold"/>
    </style:style>
    <style:style style:name="T94" style:family="text">
      <style:text-properties fo:font-weight="bold" officeooo:rsid="00ba7cc8" style:font-name-asian="Times New Roman" style:language-asian="zxx" style:country-asian="none" style:font-weight-asian="bold" style:font-name-complex="Times New Roman" style:font-weight-complex="bold"/>
    </style:style>
    <style:style style:name="T95" style:family="text">
      <style:text-properties officeooo:rsid="009741da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b8b9b2" style:font-weight-asian="normal" style:font-weight-complex="normal"/>
    </style:style>
    <style:style style:name="T98" style:family="text">
      <style:text-properties fo:font-weight="normal" officeooo:rsid="00cdd5d7" style:font-weight-asian="normal" style:font-weight-complex="normal"/>
    </style:style>
    <style:style style:name="T99" style:family="text">
      <style:text-properties fo:font-weight="normal" officeooo:rsid="00a794f4" style:font-weight-asian="normal" style:font-weight-complex="normal"/>
    </style:style>
    <style:style style:name="T100" style:family="text">
      <style:text-properties fo:font-weight="normal" officeooo:rsid="00b54726" style:font-weight-asian="normal" style:font-weight-complex="normal"/>
    </style:style>
    <style:style style:name="T101" style:family="text">
      <style:text-properties fo:font-weight="normal" officeooo:rsid="008483eb" style:font-weight-asian="normal" style:font-weight-complex="normal"/>
    </style:style>
    <style:style style:name="T102" style:family="text">
      <style:text-properties fo:font-weight="normal" officeooo:rsid="00a535f3" style:font-weight-asian="normal" style:font-weight-complex="normal"/>
    </style:style>
    <style:style style:name="T103" style:family="text">
      <style:text-properties fo:font-weight="normal" officeooo:rsid="00308a8b" style:font-weight-asian="normal" style:font-weight-complex="normal"/>
    </style:style>
    <style:style style:name="T104" style:family="text">
      <style:text-properties fo:font-weight="normal" officeooo:rsid="00b8b9b2" style:font-weight-asian="normal" style:font-name-complex="Times New Roman" style:font-weight-complex="normal"/>
    </style:style>
    <style:style style:name="T105" style:family="text">
      <style:text-properties fo:font-weight="normal" officeooo:rsid="00a535f3" style:font-weight-asian="normal" style:font-name-complex="Times New Roman" style:font-weight-complex="normal"/>
    </style:style>
    <style:style style:name="T106" style:family="text">
      <style:text-properties fo:font-weight="normal" officeooo:rsid="008483eb" style:font-weight-asian="normal" style:font-name-complex="Times New Roman Greek" style:font-weight-complex="normal"/>
    </style:style>
    <style:style style:name="T107" style:family="text">
      <style:text-properties fo:font-weight="normal" officeooo:rsid="00a535f3" style:font-name-asian="Times" style:font-weight-asian="normal" style:font-weight-complex="normal"/>
    </style:style>
    <style:style style:name="T108" style:family="text">
      <style:text-properties fo:font-weight="normal" officeooo:rsid="00308a8b" style:font-name-asian="Times New Roman" style:language-asian="zxx" style:country-asian="none" style:font-weight-asian="normal" style:font-name-complex="Times New Roman" style:font-weight-complex="normal"/>
    </style:style>
    <style:style style:name="T109" style:family="text">
      <style:text-properties officeooo:rsid="00b8b9b2"/>
    </style:style>
    <style:style style:name="T110" style:family="text">
      <style:text-properties style:font-name-complex="Times New Roman"/>
    </style:style>
    <style:style style:name="T111" style:family="text">
      <style:text-properties officeooo:rsid="008483eb" style:font-name-complex="Times New Roman"/>
    </style:style>
    <style:style style:name="T112" style:family="text">
      <style:text-properties officeooo:rsid="00b8b9b2" style:font-name-complex="Times New Roman"/>
    </style:style>
    <style:style style:name="T113" style:family="text">
      <style:text-properties officeooo:rsid="00a794f4" style:font-name-complex="Times New Roman"/>
    </style:style>
    <style:style style:name="T114" style:family="text">
      <style:text-properties officeooo:rsid="00cc22e3"/>
    </style:style>
    <style:style style:name="T115" style:family="text">
      <style:text-properties officeooo:rsid="00b908a5"/>
    </style:style>
    <style:style style:name="T116" style:family="text">
      <style:text-properties officeooo:rsid="00a794f4"/>
    </style:style>
    <style:style style:name="T117" style:family="text">
      <style:text-properties officeooo:rsid="008483eb"/>
    </style:style>
    <style:style style:name="T118" style:family="text">
      <style:text-properties fo:font-style="normal" fo:font-weight="bold" style:font-style-asian="normal" style:font-style-complex="normal" style:font-weight-complex="bold"/>
    </style:style>
    <style:style style:name="T119" style:family="text">
      <style:text-properties fo:font-style="normal" fo:font-weight="bold" officeooo:rsid="00ae9e13" style:font-style-asian="normal" style:font-style-complex="normal" style:font-weight-complex="bold"/>
    </style:style>
    <style:style style:name="T120" style:family="text">
      <style:text-properties fo:font-style="normal" fo:font-weight="bold" style:font-style-asian="normal" style:font-name-complex="Times New Roman" style:font-style-complex="normal" style:font-weight-complex="bold"/>
    </style:style>
    <style:style style:name="T121" style:family="text">
      <style:text-properties fo:font-style="normal" fo:font-weight="normal" officeooo:rsid="005ed75e" style:font-style-asian="normal" style:font-weight-asian="normal" style:font-style-complex="normal" style:font-weight-complex="normal"/>
    </style:style>
    <style:style style:name="T122" style:family="text">
      <style:text-properties style:font-name-complex="Times New Roman Greek"/>
    </style:style>
    <style:style style:name="T123" style:family="text">
      <style:text-properties officeooo:rsid="00b908a5" style:font-name-complex="Times New Roman Greek"/>
    </style:style>
    <style:style style:name="T124" style:family="text">
      <style:text-properties officeooo:rsid="0033cc51" style:font-name-complex="Times New Roman Greek"/>
    </style:style>
    <style:style style:name="T125" style:family="text">
      <style:text-properties officeooo:rsid="00a535f3"/>
    </style:style>
    <style:style style:name="T126" style:family="text">
      <style:text-properties officeooo:rsid="006f2005"/>
    </style:style>
    <style:style style:name="T127" style:family="text">
      <style:text-properties officeooo:rsid="00353346"/>
    </style:style>
    <style:style style:name="T128" style:family="text">
      <style:text-properties officeooo:rsid="00ba7cc8" style:font-name-asian="Times New Roman" style:language-asian="zxx" style:country-asian="none" style:font-name-complex="Times New Roman"/>
    </style:style>
    <style:style style:name="T129" style:family="text">
      <style:text-properties officeooo:rsid="00284573"/>
    </style:style>
    <style:style style:name="T130" style:family="text">
      <style:text-properties officeooo:rsid="00c410f3"/>
    </style:style>
    <style:style style:name="T131" style:family="text">
      <style:text-properties fo:font-size="11pt" fo:language="eu" fo:country="ES" fo:font-weight="bold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T132" style:family="text">
      <style:text-properties fo:font-size="11pt" fo:language="eu" fo:country="ES" fo:font-weight="bold" officeooo:rsid="0037bdc5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T133" style:family="text">
      <style:text-properties fo:font-size="11pt" fo:language="eu" fo:country="ES" fo:font-weight="bold" officeooo:rsid="008640e3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T134" style:family="text">
      <style:text-properties fo:font-size="11pt" fo:language="eu" fo:country="ES" fo:font-weight="bold" officeooo:rsid="0069dfcd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T135" style:family="text">
      <style:text-properties fo:font-size="11pt" fo:language="eu" fo:country="ES" fo:font-weight="bold" fo:background-color="transparent" loext:char-shading-value="0" style:font-size-asian="11pt" style:font-weight-asian="bold" style:font-size-complex="11pt" style:font-weight-complex="bold"/>
    </style:style>
    <style:style style:name="T136" style:family="text">
      <style:text-properties fo:font-size="11pt" fo:language="eu" fo:country="ES" fo:font-weight="bold" officeooo:rsid="004e5a6c" fo:background-color="transparent" loext:char-shading-value="0" style:font-size-asian="11pt" style:font-weight-asian="bold" style:font-size-complex="11pt" style:font-weight-complex="bold"/>
    </style:style>
    <style:style style:name="T137" style:family="text">
      <style:text-properties fo:font-size="11pt" fo:language="eu" fo:country="ES" fo:font-weight="bold" officeooo:rsid="00ae9e13" fo:background-color="transparent" loext:char-shading-value="0" style:font-size-asian="11pt" style:font-weight-asian="bold" style:font-size-complex="11pt" style:font-weight-complex="bold"/>
    </style:style>
    <style:style style:name="T138" style:family="text">
      <style:text-properties fo:font-size="11pt" fo:language="eu" fo:country="ES" fo:font-weight="bold" fo:background-color="transparent" loext:char-shading-value="0" style:font-size-asian="11pt" style:font-size-complex="11pt" style:font-weight-complex="bold"/>
    </style:style>
    <style:style style:name="T139" style:family="text">
      <style:text-properties fo:font-size="11pt" fo:language="eu" fo:country="ES" fo:font-weight="bold" style:font-size-asian="11pt" style:font-weight-asian="bold" style:font-size-complex="11pt" style:font-weight-complex="bold"/>
    </style:style>
    <style:style style:name="T140" style:family="text">
      <style:text-properties fo:font-size="11pt" fo:language="eu" fo:country="ES" fo:font-weight="bold" officeooo:rsid="00dcb470" style:font-size-asian="11pt" style:font-weight-asian="bold" style:font-size-complex="11pt" style:font-weight-complex="bold"/>
    </style:style>
    <style:style style:name="T141" style:family="text">
      <style:text-properties fo:font-size="11pt" fo:language="eu" fo:country="ES" fo:font-weight="normal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T142" style:family="text">
      <style:text-properties fo:font-size="11pt" fo:language="eu" fo:country="ES" fo:font-weight="normal" officeooo:rsid="008640e3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T143" style:family="text">
      <style:text-properties fo:font-size="11pt" fo:language="eu" fo:country="ES" style:font-name-asian="Times New Roman" style:font-size-asian="11pt" style:language-asian="zxx" style:country-asian="none" style:font-name-complex="Times New Roman" style:font-size-complex="11pt"/>
    </style:style>
    <style:style style:name="T144" style:family="text">
      <style:text-properties fo:font-size="11pt" fo:language="eu" fo:country="ES" fo:background-color="transparent" loext:char-shading-value="0" style:font-size-asian="11pt" style:font-size-complex="11pt"/>
    </style:style>
    <style:style style:name="T145" style:family="text">
      <style:text-properties fo:font-size="11pt" fo:language="eu" fo:country="ES" officeooo:rsid="009741da" fo:background-color="transparent" loext:char-shading-value="0" style:font-size-asian="11pt" style:font-size-complex="11pt"/>
    </style:style>
    <style:style style:name="T146" style:family="text">
      <style:text-properties fo:font-size="11pt" fo:language="eu" fo:country="ES" officeooo:rsid="005bf397" fo:background-color="transparent" loext:char-shading-value="0" style:font-size-asian="11pt" style:font-size-complex="11pt"/>
    </style:style>
    <style:style style:name="T147" style:family="text">
      <style:text-properties fo:font-size="11pt" fo:language="eu" fo:country="ES" officeooo:rsid="00875584" fo:background-color="transparent" loext:char-shading-value="0" style:font-size-asian="11pt" style:font-size-complex="11pt"/>
    </style:style>
    <style:style style:name="T148" style:family="text">
      <style:text-properties fo:font-size="11pt" fo:language="eu" fo:country="ES" officeooo:rsid="00888777" fo:background-color="transparent" loext:char-shading-value="0" style:font-size-asian="11pt" style:font-size-complex="11pt"/>
    </style:style>
    <style:style style:name="T149" style:family="text">
      <style:text-properties fo:font-size="11pt" fo:language="eu" fo:country="ES" officeooo:rsid="00311166" fo:background-color="transparent" loext:char-shading-value="0" style:font-size-asian="11pt" style:font-size-complex="11pt"/>
    </style:style>
    <style:style style:name="T150" style:family="text">
      <style:text-properties fo:font-size="11pt" fo:language="eu" fo:country="ES" officeooo:rsid="0037bdc5" fo:background-color="transparent" loext:char-shading-value="0" style:font-size-asian="11pt" style:font-size-complex="11pt"/>
    </style:style>
    <style:style style:name="T151" style:family="text">
      <style:text-properties fo:font-size="11pt" fo:language="eu" fo:country="ES" officeooo:rsid="00ae9e13" fo:background-color="transparent" loext:char-shading-value="0" style:font-size-asian="11pt" style:font-size-complex="11pt"/>
    </style:style>
    <style:style style:name="T152" style:family="text">
      <style:text-properties fo:font-size="11pt" fo:language="eu" fo:country="ES" officeooo:rsid="006cb1c9" fo:background-color="transparent" loext:char-shading-value="0" style:font-size-asian="11pt" style:font-size-complex="11pt"/>
    </style:style>
    <style:style style:name="T153" style:family="text">
      <style:text-properties fo:font-size="11pt" fo:language="eu" fo:country="ES" officeooo:rsid="006dbb9e" fo:background-color="transparent" loext:char-shading-value="0" style:font-size-asian="11pt" style:font-size-complex="11pt"/>
    </style:style>
    <style:style style:name="T154" style:family="text">
      <style:text-properties fo:font-size="11pt" fo:language="eu" fo:country="ES" officeooo:rsid="0037eb45" fo:background-color="transparent" loext:char-shading-value="0" style:font-size-asian="11pt" style:font-size-complex="11pt"/>
    </style:style>
    <style:style style:name="T155" style:family="text">
      <style:text-properties fo:font-size="11pt" fo:language="eu" fo:country="ES" officeooo:rsid="0089b3fc" fo:background-color="transparent" loext:char-shading-value="0" style:font-size-asian="11pt" style:font-size-complex="11pt"/>
    </style:style>
    <style:style style:name="T156" style:family="text">
      <style:text-properties fo:font-size="11pt" fo:language="eu" fo:country="ES" officeooo:rsid="001e41e5" fo:background-color="transparent" loext:char-shading-value="0" style:font-size-asian="11pt" style:font-size-complex="11pt"/>
    </style:style>
    <style:style style:name="T157" style:family="text">
      <style:text-properties fo:font-size="11pt" fo:language="eu" fo:country="ES" style:font-size-asian="11pt" style:font-size-complex="11pt"/>
    </style:style>
    <style:style style:name="T158" style:family="text">
      <style:text-properties fo:font-size="11pt" fo:language="eu" fo:country="ES" officeooo:rsid="00dcb470" style:font-size-asian="11pt" style:font-size-complex="11pt"/>
    </style:style>
    <style:style style:name="T159" style:family="text">
      <style:text-properties fo:font-size="11pt" fo:language="eu" fo:country="ES" fo:font-style="normal" fo:font-weight="bold" fo:background-color="#fff200" loext:char-shading-value="0" style:font-size-asian="11pt" style:font-style-asian="normal" style:font-weight-asian="bold" style:font-size-complex="11pt" style:font-style-complex="normal" style:font-weight-complex="bold"/>
    </style:style>
    <style:style style:name="T160" style:family="text">
      <style:text-properties fo:font-size="11pt" fo:language="eu" fo:country="ES" fo:font-style="normal" fo:font-weight="bold" officeooo:rsid="00d5fc36" fo:background-color="#fff200" loext:char-shading-value="0" style:font-size-asian="11pt" style:font-style-asian="normal" style:font-weight-asian="bold" style:font-size-complex="11pt" style:font-style-complex="normal" style:font-weight-complex="bold"/>
    </style:style>
    <style:style style:name="T161" style:family="text">
      <style:text-properties fo:font-size="11pt" fo:language="eu" fo:country="ES" fo:font-style="normal" fo:background-color="transparent" loext:char-shading-value="0" style:font-size-asian="11pt" style:font-style-asian="normal" style:font-size-complex="11pt" style:font-style-complex="normal"/>
    </style:style>
    <style:style style:name="T162" style:family="text">
      <style:text-properties fo:font-size="11pt" fo:language="eu" fo:country="ES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63" style:family="text">
      <style:text-properties fo:font-size="11pt" fo:language="eu" fo:country="ES" fo:font-style="normal" fo:font-weight="normal" officeooo:rsid="005bf397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64" style:family="text">
      <style:text-properties fo:font-size="11pt" fo:language="eu" fo:country="ES" fo:font-style="normal" fo:font-weight="normal" officeooo:rsid="0037eb4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65" style:family="text">
      <style:text-properties fo:font-size="11pt" fo:language="eu" fo:country="ES" fo:font-style="italic" fo:font-weight="bold" fo:background-color="transparent" loext:char-shading-value="0" style:font-size-asian="11pt" style:font-style-asian="italic" style:font-size-complex="11pt" style:font-style-complex="italic" style:font-weight-complex="bold"/>
    </style:style>
    <style:style style:name="T166" style:family="text">
      <style:text-properties fo:font-size="11pt" fo:language="eu" fo:country="ES" fo:font-style="italic" fo:font-weight="bold" officeooo:rsid="006236f8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67" style:family="text">
      <style:text-properties fo:font-size="11pt" fo:language="eu" fo:country="ES" fo:font-style="italic" fo:font-weight="bold" officeooo:rsid="0037bdc5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68" style:family="text">
      <style:text-properties fo:font-size="11pt" fo:language="eu" fo:country="ES" fo:font-style="italic" fo:font-weight="bold" officeooo:rsid="00ae9e13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69" style:family="text">
      <style:text-properties fo:font-size="11pt" fo:language="eu" fo:country="ES" fo:font-style="italic" fo:font-weight="bold" officeooo:rsid="006dbb9e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70" style:family="text">
      <style:text-properties fo:font-size="11pt" fo:language="eu" fo:country="ES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71" style:family="text">
      <style:text-properties fo:font-size="11pt" fo:language="eu" fo:country="ES" fo:font-style="italic" fo:background-color="transparent" loext:char-shading-value="0" style:font-size-asian="11pt" style:font-style-asian="italic" style:font-size-complex="11pt" style:font-style-complex="italic"/>
    </style:style>
    <style:style style:name="T172" style:family="text">
      <style:text-properties officeooo:rsid="0033cc51"/>
    </style:style>
    <style:style style:name="T173" style:family="text">
      <style:text-properties officeooo:rsid="00375973"/>
    </style:style>
    <style:style style:name="T174" style:family="text">
      <style:text-properties style:font-name="OpenSymbol1" officeooo:rsid="0033cc51" style:font-name-complex="Times New Roman Greek"/>
    </style:style>
    <style:style style:name="T175" style:family="text">
      <style:text-properties officeooo:rsid="0077cbb4"/>
    </style:style>
    <style:style style:name="T176" style:family="text">
      <style:text-properties officeooo:rsid="005d49c0"/>
    </style:style>
    <style:style style:name="T177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178" style:family="text">
      <style:text-properties officeooo:rsid="00d5fc36"/>
    </style:style>
    <style:style style:name="T179" style:family="text">
      <style:text-properties officeooo:rsid="0087558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32cm" fo:text-indent="-0.635cm" fo:margin-left="0.73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rrerako lengoaiaren definizio sintaktikoa</text:p>
      <text:p text:style-name="P4"/>
      <text:p text:style-name="P6">programa <text:tab/>→<text:span text:style-name="T74"><text:tab/></text:span><text:span text:style-name="T75">package</text:span><text:span text:style-name="T12"> main </text:span><text:span text:style-name="T15">bloke</text:span><text:span text:style-name="T16">_nag</text:span></text:p>
      <text:p text:style-name="P24"/>
      <text:p text:style-name="P7">bloke<text:span text:style-name="T95">_nag</text:span> <text:tab/>→<text:span text:style-name="T74"><text:tab/></text:span><text:span text:style-name="T96">bl_eraz</text:span><text:span text:style-name="T82"> </text:span><text:span text:style-name="T96">azpiprogram</text:span><text:span text:style-name="T97">ak</text:span></text:p>
      <text:p text:style-name="P7"/>
      <text:p text:style-name="P10">azpiprogram<text:span text:style-name="T109">ak</text:span><text:tab/>→ azpiprogram<text:span text:style-name="T109">ak</text:span> azpiprograma</text:p>
      <text:p text:style-name="P13"><text:tab/><text:tab/><text:tab/><text:tab/>| <text:span text:style-name="T109">azpiprograma</text:span></text:p>
      <text:p text:style-name="P21"/>
      <text:p text:style-name="P14">azpiprograma<text:tab/>→ <text:span text:style-name="T13">func</text:span><text:span text:style-name="T110"> </text:span><text:span text:style-name="T104">izena</text:span><text:span text:style-name="T110"> argumentuak </text:span><text:span text:style-name="T105">auk_mota</text:span><text:span text:style-name="T110"> </text:span><text:span text:style-name="T111">bloke</text:span></text:p>
      <text:p text:style-name="P14"/>
      <text:p text:style-name="P14"><text:span text:style-name="T109">izena</text:span><text:tab/>→<text:tab/><text:span text:style-name="T85">main</text:span><text:span text:style-name="T110"> </text:span><text:span text:style-name="T112">| </text:span><text:span text:style-name="T86">id</text:span></text:p>
      <text:p text:style-name="P22"/>
      <text:p text:style-name="P7">bloke <text:tab/>→<text:span text:style-name="T74"><text:tab/></text:span><text:span text:style-name="T76">{ </text:span><text:span text:style-name="T96">bl_eraz </text:span><text:span text:style-name="T98">anon</text:span><text:span text:style-name="T97">_azpi</text:span><text:span text:style-name="T96"> sententzia_zerrenda </text:span><text:span text:style-name="T74">}</text:span></text:p>
      <text:p text:style-name="P10"/>
      <text:p text:style-name="P10"><text:span text:style-name="T114">anon</text:span><text:span text:style-name="T109">_</text:span>azpi<text:tab/>→ <text:tab/><text:span text:style-name="T114">anon</text:span> <text:span text:style-name="T114">anon</text:span><text:span text:style-name="T109">_</text:span><text:span text:style-name="T114">azpi</text:span></text:p>
      <text:p text:style-name="P10"><text:tab/><text:tab/><text:tab/>| <text:span text:style-name="T106">ξ</text:span></text:p>
      <text:p text:style-name="P21"/>
      <text:p text:style-name="P14"><text:span text:style-name="T114">anon</text:span><text:tab/>→ <text:tab/><text:span text:style-name="T88">id</text:span><text:span text:style-name="T115"> := </text:span><text:span text:style-name="T13">func</text:span><text:span text:style-name="T110"> argumentuak </text:span><text:span text:style-name="T105">auk_mota</text:span><text:span text:style-name="T110"> </text:span><text:span text:style-name="T111">bloke</text:span></text:p>
      <text:p text:style-name="P14"/>
      <text:p text:style-name="P7">bl_eraz<text:tab/>→<text:span text:style-name="T74"><text:tab/></text:span><text:span text:style-name="T77">var</text:span><text:span text:style-name="T74"> </text:span><text:span text:style-name="T89">(</text:span><text:span text:style-name="T99"> </text:span><text:span text:style-name="T96">eraz_</text:span><text:span text:style-name="T99">l </text:span><text:span text:style-name="T89">)</text:span><text:span text:style-name="T99"> </text:span><text:span text:style-name="T100">bl_eraz</text:span></text:p>
      <text:p text:style-name="P7"><text:span text:style-name="T83"><text:tab/><text:tab/><text:tab/></text:span><text:span text:style-name="T99">| </text:span><text:span text:style-name="T90">var</text:span><text:span text:style-name="T100"> </text:span><text:span text:style-name="T99">eraz </text:span><text:span text:style-name="T100">bl_eraz</text:span></text:p>
      <text:p text:style-name="P6"><text:span text:style-name="T78"><text:tab/></text:span><text:span text:style-name="T101"><text:tab/><text:tab/>| </text:span><text:span text:style-name="T106">ξ</text:span></text:p>
      <text:p text:style-name="P6"/>
      <text:p text:style-name="P6">eraz_<text:span text:style-name="T116">l</text:span><text:tab/>→ <text:tab/><text:span text:style-name="T117">eraz_</text:span><text:span text:style-name="T116">l</text:span><text:span text:style-name="T117"> </text:span><text:span text:style-name="T116">eraz</text:span></text:p>
      <text:p text:style-name="P6"><text:tab/><text:tab/><text:tab/><text:span text:style-name="T116">| eraz</text:span></text:p>
      <text:p text:style-name="P6"/>
      <text:p text:style-name="P10"><text:span text:style-name="T116">eraz</text:span><text:span text:style-name="T113"><text:tab/>→ <text:tab/></text:span><text:span text:style-name="T110">id_zerrenda</text:span> <text:span text:style-name="T117">mota</text:span></text:p>
      <text:p text:style-name="P23"/>
      <text:p text:style-name="P10">id_zerrenda → <text:span text:style-name="T118">id</text:span> id_zerrendaren_bestea </text:p>
      <text:p text:style-name="P10"/>
      <text:p text:style-name="P10">id_zerrendaren_bestea → <text:span text:style-name="T74">,</text:span> <text:span text:style-name="T74">id</text:span> id_zerrendaren_bestea </text:p>
      <text:p text:style-name="P17"><text:tab/><text:tab/><text:tab/><text:tab/><text:tab/>| <text:span text:style-name="T122">ξ</text:span></text:p>
      <text:p text:style-name="P23"/>
      <text:p text:style-name="P6">mota <text:tab/><text:tab/>→<text:tab/><text:span text:style-name="T79">int</text:span> | <text:span text:style-name="T79">float</text:span><text:span text:style-name="T80">32</text:span></text:p>
      <text:p text:style-name="P26"/>
      <text:p text:style-name="P6"><text:span text:style-name="T125">auk_</text:span>mota <text:tab/><text:tab/>→<text:tab/><text:span text:style-name="T99">mota</text:span><text:span text:style-name="T79"> </text:span><text:span text:style-name="T102">| </text:span><text:span text:style-name="T107">ξ</text:span></text:p>
      <text:p text:style-name="P8"/>
      <text:p text:style-name="P10">argumentuak →<text:tab/><text:span text:style-name="T74">(</text:span> par_zerrenda <text:span text:style-name="T74">)</text:span></text:p>
      <text:p text:style-name="P23"/>
      <text:p text:style-name="P10">par_zerrenda → <text:s/><text:span text:style-name="T19">i</text:span>d_zerrenda <text:span text:style-name="T126">mota</text:span> par_zerrendaren_bestea</text:p>
      <text:p text:style-name="P18"><text:tab/><text:tab/><text:tab/>| <text:span text:style-name="T122">ξ</text:span></text:p>
      <text:p text:style-name="P5"/>
      <text:p text:style-name="P14">par_zerrendaren_bestea → <text:span text:style-name="T74">,</text:span> <text:span text:style-name="T19">i</text:span>d_zerrenda <text:span text:style-name="T126">mota</text:span> par_zerrendaren_bestea </text:p>
      <text:p text:style-name="P15"><text:tab/><text:tab/><text:tab/><text:tab/><text:tab/>| <text:span text:style-name="T122">ξ</text:span></text:p>
      <text:p text:style-name="P23"/>
      <text:p text:style-name="P10">sententzia_zerrenda <text:tab/>→ sententzia sententzia_zerrenda </text:p>
      <text:p text:style-name="P19"><text:tab/><text:tab/><text:tab/><text:tab/><text:tab/>| <text:span text:style-name="T123">sententzia</text:span></text:p>
      <text:p text:style-name="P23"/>
      <text:p text:style-name="P11"/>
      <text:p text:style-name="P12"><text:span text:style-name="T127">s</text:span>ententzia<text:tab/>→<text:tab/> <text:s/>aldagaia <text:span text:style-name="T74">=</text:span> <text:span text:style-name="T94">id (</text:span><text:span text:style-name="T128">adi_zerrenda</text:span><text:span text:style-name="T94">)</text:span><text:span text:style-name="T129"> </text:span><text:s/></text:p>
      <text:p text:style-name="P11"><text:tab/><text:tab/><text:tab/>| aldagaia <text:span text:style-name="T74">=</text:span> <text:span text:style-name="T130">adierazpena</text:span></text:p>
      <text:p text:style-name="P11"><text:tab/><text:tab/><text:tab/><text:span text:style-name="T129">| </text:span><text:span text:style-name="T94">id (</text:span><text:span text:style-name="T128">adi_zerrenda</text:span><text:span text:style-name="T94">)</text:span><text:span text:style-name="T129"> <text:s/></text:span></text:p>
      <text:p text:style-name="P20"><text:tab/><text:tab/><text:tab/>| <text:span text:style-name="T81">if</text:span> adierazpena<text:span text:style-name="T108"> </text:span><text:span text:style-name="T17">bloke</text:span></text:p>
      <text:p text:style-name="P25"><text:tab/><text:tab/><text:tab/>| <text:span text:style-name="T14">for</text:span><text:span text:style-name="T103"> </text:span><text:span text:style-name="T18">bloke</text:span></text:p>
      <text:p text:style-name="P33"><text:span text:style-name="T131"><text:tab/><text:tab/><text:tab/></text:span><text:span text:style-name="T141">| </text:span><text:span text:style-name="T20">for</text:span><text:span text:style-name="T132"> </text:span><text:span text:style-name="T142">adierazpena</text:span><text:span text:style-name="T133"> </text:span><text:span text:style-name="T22">bloke</text:span></text:p>
      <text:p text:style-name="P33"><text:span text:style-name="T143"><text:tab/></text:span><text:span text:style-name="T131"><text:tab/><text:tab/></text:span><text:span text:style-name="T143">|</text:span><text:span text:style-name="T131"> </text:span><text:span text:style-name="T21">break</text:span><text:span text:style-name="T131"> </text:span><text:span text:style-name="T143">adierazpena </text:span></text:p>
      <text:p text:style-name="P33"><text:span text:style-name="T131"><text:tab/><text:tab/><text:tab/></text:span><text:span text:style-name="T134">| </text:span><text:span text:style-name="T21">continue</text:span></text:p>
      <text:p text:style-name="P9"><text:tab/><text:tab/><text:tab/>| <text:span text:style-name="T91">read</text:span> <text:span text:style-name="T74">(</text:span> aldagaia <text:span text:style-name="T74">)</text:span></text:p>
      <text:p text:style-name="P9"><text:tab/><text:tab/><text:tab/>| <text:span text:style-name="T79">print</text:span><text:span text:style-name="T76">ln</text:span> <text:span text:style-name="T74">(</text:span> adierazpena <text:span text:style-name="T74">)</text:span></text:p>
      <text:p text:style-name="P27"><text:tab/><text:tab/><text:tab/><text:span text:style-name="T96">| </text:span>return <text:span text:style-name="T96">adierazpena</text:span> </text:p>
      <text:p text:style-name="P8"/>
      <text:p text:style-name="P10"><text:span text:style-name="T110">aldagaia <text:tab/>→ <text:tab/></text:span><text:span text:style-name="T120">id</text:span><text:span text:style-name="T110"> </text:span></text:p>
      <text:p text:style-name="P6"/>
      <text:p text:style-name="P10"><text:span text:style-name="T115">adi</text:span>_zerrenda → <text:span text:style-name="T172">adierazpena </text:span>a<text:span text:style-name="T115">di</text:span>_zerrenda_<text:span text:style-name="T173">bestea</text:span></text:p>
      <text:p text:style-name="P16"><text:tab/><text:tab/>| <text:span text:style-name="T124">ξ</text:span></text:p>
      <text:p text:style-name="P23"/>
      <text:p text:style-name="P10"><text:span text:style-name="T115">adi</text:span>_zerrenda_<text:span text:style-name="T173">bestea</text:span> → , <text:span text:style-name="T172">adierazpena </text:span>a<text:span text:style-name="T115">di</text:span>_zerrenda_<text:span text:style-name="T173">bestea</text:span></text:p>
      <text:p text:style-name="P16"><text:span text:style-name="T123"><text:tab/><text:tab/>| </text:span><text:span text:style-name="T124">ξ</text:span></text:p>
      <text:p text:style-name="P23"/>
      <text:p text:style-name="P10">adierazpena → <text:s text:c="2"/>adierazpena <text:span text:style-name="T74">+</text:span> adierazpena</text:p>
      <text:p text:style-name="P10"><text:tab/><text:tab/><text:tab/>| adierazpena <text:span text:style-name="T74">-</text:span> adierazpena</text:p>
      <text:p text:style-name="P10"><text:tab/><text:tab/><text:tab/>| adierazpena <text:span text:style-name="T74">*</text:span> adierazpena</text:p>
      <text:p text:style-name="P10"><text:tab/><text:tab/><text:tab/>| adierazpena <text:span text:style-name="T74">/ </text:span>adierazpena</text:p>
      <text:p text:style-name="P10"><text:span text:style-name="T110"><text:tab/><text:tab/><text:tab/>| adierazpena </text:span><text:span text:style-name="T84">==</text:span><text:span text:style-name="T110"> adierazpena</text:span></text:p>
      <text:p text:style-name="P10"><text:tab/><text:tab/><text:tab/>| adierazpena <text:span text:style-name="T74">&gt;</text:span> adierazpena</text:p>
      <text:p text:style-name="P10"><text:tab/><text:tab/><text:tab/>| adierazpena <text:span text:style-name="T74">&lt;</text:span> adierazpena</text:p>
      <text:p text:style-name="P10"><text:tab/><text:tab/><text:tab/>| adierazpena <text:span text:style-name="T74">&gt;=</text:span> adierazpena</text:p>
      <text:p text:style-name="P10"><text:tab/><text:tab/><text:tab/>| adierazpena <text:span text:style-name="T74">&lt;=</text:span> adierazpena</text:p>
      <text:p text:style-name="P24"><text:tab/><text:tab/><text:tab/>| adierazpena !<text:span text:style-name="T87">=</text:span> adierazpena</text:p>
      <text:p text:style-name="P10"><text:tab/><text:tab/><text:tab/>| <text:span text:style-name="T121">aldagaia</text:span></text:p>
      <text:p text:style-name="P10"><text:tab/><text:tab/><text:tab/>| <text:span text:style-name="T92">kte</text:span><text:span text:style-name="T118">_</text:span><text:span text:style-name="T119">int</text:span></text:p>
      <text:p text:style-name="P10"><text:tab/><text:tab/><text:tab/>| <text:span text:style-name="T92">kte</text:span><text:span text:style-name="T118">_</text:span><text:span text:style-name="T119">float32</text:span></text:p>
      <text:p text:style-name="P10"><text:tab/><text:tab/><text:tab/>| <text:span text:style-name="T74">(</text:span> adierazpena <text:span text:style-name="T74">)</text:span></text:p>
      <text:p text:style-name="P24"/>
      <text:p text:style-name="P1"/>
      <text:p text:style-name="P2">OHARRAK <text:span text:style-name="T175">ETA AGINDUEN SEMANTIKA (FUNTZIONAMENDUA)</text:span>:</text:p>
      <text:list xml:id="list721075267" text:style-name="RTF_5f_Num_20_24">
        <text:list-item>
          <text:p text:style-name="P29"><text:span text:style-name="T135">id</text:span><text:span text:style-name="T144"> </text:span><text:span text:style-name="T136">kte</text:span><text:span text:style-name="T135">_</text:span><text:span text:style-name="T137">int</text:span><text:span text:style-name="T144"> eta </text:span><text:span text:style-name="T136">kte</text:span><text:span text:style-name="T135">_</text:span><text:span text:style-name="T137">float32</text:span><text:span text:style-name="T144"> tokenak:</text:span></text:p>
        </text:list-item>
      </text:list>
      <text:list xml:id="list2723880834" text:style-name="L1">
        <text:list-item>
          <text:list>
            <text:list-item>
              <text:p text:style-name="P31"><text:span text:style-name="T140">id</text:span><text:span text:style-name="T158">: letraz hasten dira, ondoren letrak, digituak eta azpimarrak onartzen ditu, baina ezin dira bi azpimarra jarraian gertu</text:span><text:span text:style-name="T157">.</text:span></text:p>
            </text:list-item>
            <text:list-item>
              <text:p text:style-name="P32"><text:span text:style-name="T139">kte_int</text:span><text:span text:style-name="T157">: digitu segida ez-hutsa, ezkerreko alferrikako zerorik onartzen ez duena.</text:span></text:p>
            </text:list-item>
            <text:list-item>
              <text:p text:style-name="P32"><text:span text:style-name="T139">kte_float32</text:span><text:span text:style-name="T157">: bi zati ditu puntuz banatuta, zati osoa eta zati hamartarra. Zati osoa digitu segida ez-hutsa izango da, ezkerreko alferrikako zerorik onartzen ez duena, eta zati hamartarra digitu segida ez-hutsa. Aukeran, esponentea ere idatz daiteke, </text:span><text:span text:style-name="T139">E</text:span><text:span text:style-name="T157"> ala </text:span><text:span text:style-name="T139">e</text:span><text:span text:style-name="T157"> letra, ondoren, nahi izanez gero zeinua, eta azkenik <text:s/>digitu segida ez-hutsa.</text:span></text:p>
            </text:list-item>
          </text:list>
        </text:list-item>
      </text:list>
      <text:list xml:id="list131416778106104" text:continue-list="list721075267" text:style-name="RTF_5f_Num_20_24">
        <text:list-item>
          <text:p text:style-name="P29"><text:span text:style-name="T145">LERRO ANITZEKO </text:span><text:span text:style-name="T146">KOMENTARIO</text:span><text:span text:style-name="T144"> edo iruzkinek itxura hau izango dute: hasieran </text:span><text:span text:style-name="T159">/</text:span><text:span text:style-name="T160">*</text:span><text:span text:style-name="T165"> </text:span><text:span text:style-name="T161">agertuko da eta bukaeran</text:span><text:span text:style-name="T165"> </text:span><text:span text:style-name="T23">*/</text:span><text:span text:style-name="T138"> </text:span><text:span text:style-name="T144">eta erdian ezin izango du </text:span><text:span text:style-name="T23">*/</text:span><text:span text:style-name="T166"> </text:span><text:span text:style-name="T144">kate-</text:span><text:span text:style-name="T147">segidak agertu</text:span><text:span text:style-name="T144">. Sarrerako programaren edozein posiziotan ager daitezke.</text:span></text:p>
        </text:list-item>
        <text:list-item>
          <text:p text:style-name="P28">LERRO<text:span text:style-name="T176">KO</text:span> KOMENTARIOAK <text:span text:style-name="T177">//</text:span> ikur-<text:span text:style-name="T178">segidareki</text:span>n hasten dira eta lerro bukaera<text:span text:style-name="T179">reki</text:span>n <text:span text:style-name="T179">(</text:span><text:span text:style-name="T93">barne</text:span><text:span text:style-name="T179">)</text:span> amaitzen dira.</text:p>
        </text:list-item>
        <text:list-item>
          <text:p text:style-name="P29"><text:span text:style-name="T167">if</text:span><text:span text:style-name="T144"> aginduaren semantika honakoa da: adierazpena egiazkoa denean </text:span><text:span text:style-name="T24">bloke</text:span><text:span text:style-name="T28">a</text:span><text:span text:style-name="T144"> egikarituko da eta faltsua denean hurrengo aginduarekin jarrait</text:span><text:span text:style-name="T147">uko</text:span><text:span text:style-name="T144"> du.</text:span></text:p>
        </text:list-item>
        <text:list-item>
          <text:p text:style-name="P29"><text:span text:style-name="T25">baldintza gabeko </text:span><text:span text:style-name="T32">for</text:span><text:span text:style-name="T170"> </text:span><text:span text:style-name="T162">aginduaren semantika honakoa da: begizta barruko </text:span><text:span text:style-name="T26">blokea</text:span><text:span text:style-name="T162"> </text:span><text:span text:style-name="T163">betirako </text:span><text:span text:style-name="T162">errepikatzen da.</text:span></text:p>
        </text:list-item>
        <text:list-item>
          <text:p text:style-name="P29"><text:span text:style-name="T25">baldintzadun </text:span><text:span text:style-name="T33">for</text:span><text:span text:style-name="T171"> </text:span><text:span text:style-name="T144">aginduaren semantika honakoa da: </text:span><text:span text:style-name="T168">for</text:span><text:span text:style-name="T148"> </text:span><text:span text:style-name="T144">barruko </text:span><text:span text:style-name="T29">blokea</text:span><text:span text:style-name="T144"> errepikatzen da baldintza betetzen</text:span><text:span text:style-name="T149"> </text:span><text:span text:style-name="T144">den </text:span><text:span text:style-name="T29">bitartean</text:span><text:span text:style-name="T144">, </text:span><text:span text:style-name="T150">eta betetzen </text:span><text:span text:style-name="T148">ez</text:span><text:span text:style-name="T150"> denean </text:span><text:span text:style-name="T151">hurrengo aginduarekin jarraituko du</text:span></text:p>
        </text:list-item>
        <text:list-item>
          <text:p text:style-name="P29"><text:span text:style-name="T32">continue</text:span><text:span text:style-name="T171"> </text:span><text:span text:style-name="T144">aginduaren semantika honakoa da: </text:span><text:span text:style-name="T152">begizta baten testuinguruan ager daiteke </text:span><text:span text:style-name="T153">(</text:span><text:span text:style-name="T169">for</text:span><text:span text:style-name="T153"> </text:span><text:span text:style-name="T151">baldintzadun edo baldintza gabean</text:span><text:span text:style-name="T153">)</text:span><text:span text:style-name="T152">. </text:span><text:span text:style-name="T29">A</text:span><text:span text:style-name="T144">gindu hau agertzen den</text:span><text:span text:style-name="T148">ean,</text:span><text:span text:style-name="T144"> </text:span><text:span text:style-name="T27">dagoen </text:span><text:span text:style-name="T26">ataleko</text:span><text:span text:style-name="T164"> </text:span><text:span text:style-name="T27">bloke</text:span><text:span text:style-name="T30">aren</text:span><text:span text:style-name="T154"> </text:span><text:span text:style-name="T144">exekuzioa eten eta </text:span><text:span text:style-name="T137">for</text:span><text:span text:style-name="T151"> baldintzadunen kasuan,</text:span><text:span text:style-name="T144"> begizt</text:span><text:span text:style-name="T153">aren adierazpena exekutatzera</text:span><text:span text:style-name="T144">, </text:span><text:span text:style-name="T151">edo baldintza gabeko </text:span><text:span text:style-name="T137">for</text:span><text:span text:style-name="T151"> begiztaren lehenengo agindua exekutatzera joango da,</text:span><text:span text:style-name="T144"> </text:span><text:span text:style-name="T155">blokeko </text:span><text:span text:style-name="T154">gainerako aginduak egikaritu gabe.</text:span></text:p>
        </text:list-item>
        <text:list-item>
          <text:p text:style-name="P30"><text:span text:style-name="T32">break </text:span><text:span text:style-name="T153">aginduaren semantika honako da: edozein begiztaren testuinguruan ager daiteke (</text:span><text:span text:style-name="T169">for</text:span><text:span text:style-name="T153"> </text:span><text:span text:style-name="T151">baldintzadun edo baldintza gabean</text:span><text:span text:style-name="T153">). </text:span><text:span text:style-name="T30">A</text:span><text:span text:style-name="T153">dierazpena </text:span><text:span text:style-name="T149">faltsua</text:span><text:span text:style-name="T153"> bada, programaren fluxua ez da eteten eta hurrengo aginduarekin jarraitzen du. </text:span><text:span text:style-name="T156">A</text:span><text:span text:style-name="T153">dierazpena </text:span><text:span text:style-name="T149">egiazkoa</text:span><text:span text:style-name="T153"> bada, </text:span><text:span text:style-name="T156">berriz,</text:span><text:span text:style-name="T153"> </text:span><text:span text:style-name="T32">break </text:span><text:span text:style-name="T153">agindua </text:span><text:span text:style-name="T30">dagoen begiztaren </text:span><text:span text:style-name="T29">blokeare</text:span><text:span text:style-name="T31">n</text:span><text:span text:style-name="T30"> </text:span><text:span text:style-name="T154">exekuzioa eten eta </text:span><text:span text:style-name="T137">for</text:span><text:span text:style-name="T151"> aginduaren </text:span><text:span text:style-name="T153">ondorengo agindua exekutatzera</text:span><text:span text:style-name="T154"> </text:span><text:span text:style-name="T30">joa</text:span><text:span text:style-name="T154">ngo da</text:span><text:span text:style-name="T145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modern" style:font-pitch="fixed"/>
    <style:font-face style:name="EHUSans" svg:font-family="EHUSans" style:font-family-generic="swiss"/>
    <style:font-face style:name="EHUSans1" svg:font-family="EHUSans" style:font-family-generic="swiss" style:font-pitch="variable"/>
    <style:font-face style:name="Marlett" svg:font-family="Marlett" style:font-pitch="variable" style:font-charset="x-symbol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HUSans" fo:font-size="12pt" fo:language="es" fo:country="ES" style:letter-kerning="true" style:font-name-asian="Noto Serif CJK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EHUSans" fo:font-size="12pt" fo:language="es" fo:country="ES" style:letter-kerning="true" style:font-name-asian="Noto Serif CJK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EHUSans" fo:font-family="EHUSans" style:font-family-generic="swiss" fo:font-size="14pt" style:font-name-asian="Noto Sans CJK SC" style:font-family-asian="'Noto Sans CJK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EHUSans" fo:font-family="EHUSans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EHUSans" fo:font-family="EHUSans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HUSans" fo:font-family="EHUSans" style:font-family-generic="swiss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matica" style:family="paragraph" style:parent-style-name="Standard">
      <style:paragraph-properties fo:margin-left="0.035cm" fo:margin-right="0.035cm" fo:margin-top="0cm" fo:margin-bottom="0cm" style:contextual-spacing="false" fo:text-align="justify" style:justify-single-word="false" fo:text-indent="0cm" style:auto-text-indent="false"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style:font-name="Times" fo:font-family="Times, 'Times New Roman'" style:font-family-generic="roman" style:font-pitch="variable" fo:font-size="12pt" fo:language="es" fo:country="ES" style:font-name-asian="Times" style:font-family-asian="Times, 'Times New Roman'" style:font-family-generic-asian="roman" style:font-pitch-asian="variable" style:font-name-complex="Times" style:font-family-complex="Times, 'Times New Roman'" style:font-family-generic-complex="roman" style:font-pitch-complex="variable" style:font-size-complex="12pt"/>
    </style:style>
    <style:style style:name="capitulo" style:family="paragraph" style:parent-style-name="Standard">
      <style:paragraph-properties fo:margin-left="0.03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882cm"/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  <style:text-properties fo:font-size="12pt" fo:language="es" fo:country="ES" fo:font-weight="bold" style:font-size-complex="12pt" style:font-weight-complex="bold"/>
    </style:style>
    <style:style style:name="RTF_5f_Num_20_5_20_1" style:display-name="RTF_Num 5 1" style:family="text">
      <style:text-properties style:use-window-font-color="true" loext:opacity="0%" style:font-name="Times New Roman" fo:font-family="'Times New Roman'" style:font-family-generic="roman" style:font-pitch="variable" fo:font-size="12pt" fo:language="eu" fo:country="ES" style:font-name-asian="Arial Unicode MS1" style:font-family-asian="'Arial Unicode MS'" style:font-family-generic-asian="swiss" style:font-pitch-asian="variable" style:language-asian="eu" style:country-asian="ES" style:font-name-complex="Arial Unicode MS1" style:font-family-complex="'Arial Unicode MS'" style:font-family-generic-complex="swiss" style:font-pitch-complex="variable" style:font-size-complex="12pt"/>
    </style:style>
    <style:style style:name="RTF_5f_Num_20_5_20_2" style:display-name="RTF_Num 5 2" style:family="text">
      <style:text-properties style:use-window-font-color="true" loext:opacity="0%" style:font-name="Courier New" fo:font-family="'Courier New'" style:font-family-generic="modern" style:font-pitch="fixed" fo:font-size="12pt" fo:language="eu" fo:country="ES" fo:font-weight="normal" style:font-name-asian="Courier New" style:font-family-asian="'Courier New'" style:font-family-generic-asian="modern" style:font-pitch-asian="fixed" style:language-asian="eu" style:country-asian="ES" style:font-weight-asian="normal" style:font-name-complex="Courier New" style:font-family-complex="'Courier New'" style:font-family-generic-complex="modern" style:font-pitch-complex="fixed" style:font-size-complex="12pt" style:font-weight-complex="normal"/>
    </style:style>
    <style:style style:name="RTF_5f_Num_20_5_20_3" style:display-name="RTF_Num 5 3" style:family="text">
      <style:text-properties style:use-window-font-color="true" loext:opacity="0%" style:font-name="Marlett" fo:font-family="Marlett" style:font-pitch="variable" style:font-charset="x-symbol" fo:font-size="12pt" fo:language="eu" fo:country="ES" style:font-name-asian="Marlett" style:font-family-asian="Marlett" style:font-pitch-asian="variable" style:font-charset-asian="x-symbol" style:language-asian="eu" style:country-asian="ES" style:font-name-complex="Marlett" style:font-family-complex="Marlett" style:font-pitch-complex="variable" style:font-charset-complex="x-symbol" style:font-size-complex="12pt"/>
    </style:style>
    <style:style style:name="RTF_5f_Num_20_5_20_4" style:display-name="RTF_Num 5 4" style:family="text">
      <style:text-properties style:use-window-font-color="true" loext:opacity="0%" style:font-name="Symbol" fo:font-family="Symbol" style:font-family-generic="roman" style:font-pitch="variable" style:font-charset="x-symbol" fo:font-size="12pt" fo:language="eu" fo:country="ES" style:font-name-asian="Symbol" style:font-family-asian="Symbol" style:font-family-generic-asian="roman" style:font-pitch-asian="variable" style:font-charset-asian="x-symbol" style:language-asian="eu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5_20_5" style:display-name="RTF_Num 5 5" style:family="text">
      <style:text-properties style:use-window-font-color="true" loext:opacity="0%" style:font-name="Courier New" fo:font-family="'Courier New'" style:font-family-generic="modern" style:font-pitch="fixed" fo:font-size="12pt" fo:language="eu" fo:country="ES" style:font-name-asian="Courier New" style:font-family-asian="'Courier New'" style:font-family-generic-asian="modern" style:font-pitch-asian="fixed" style:language-asian="eu" style:country-asian="ES" style:font-name-complex="Courier New" style:font-family-complex="'Courier New'" style:font-family-generic-complex="modern" style:font-pitch-complex="fixed" style:font-size-complex="12pt"/>
    </style:style>
    <style:style style:name="RTF_5f_Num_20_5_20_6" style:display-name="RTF_Num 5 6" style:family="text">
      <style:text-properties style:use-window-font-color="true" loext:opacity="0%" style:font-name="Marlett" fo:font-family="Marlett" style:font-pitch="variable" style:font-charset="x-symbol" fo:font-size="12pt" fo:language="eu" fo:country="ES" style:font-name-asian="Marlett" style:font-family-asian="Marlett" style:font-pitch-asian="variable" style:font-charset-asian="x-symbol" style:language-asian="eu" style:country-asian="ES" style:font-name-complex="Marlett" style:font-family-complex="Marlett" style:font-pitch-complex="variable" style:font-charset-complex="x-symbol" style:font-size-complex="12pt"/>
    </style:style>
    <style:style style:name="RTF_5f_Num_20_5_20_7" style:display-name="RTF_Num 5 7" style:family="text">
      <style:text-properties style:use-window-font-color="true" loext:opacity="0%" style:font-name="Symbol" fo:font-family="Symbol" style:font-family-generic="roman" style:font-pitch="variable" style:font-charset="x-symbol" fo:font-size="12pt" fo:language="eu" fo:country="ES" style:font-name-asian="Symbol" style:font-family-asian="Symbol" style:font-family-generic-asian="roman" style:font-pitch-asian="variable" style:font-charset-asian="x-symbol" style:language-asian="eu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5_20_8" style:display-name="RTF_Num 5 8" style:family="text">
      <style:text-properties style:use-window-font-color="true" loext:opacity="0%" style:font-name="Courier New" fo:font-family="'Courier New'" style:font-family-generic="modern" style:font-pitch="fixed" fo:font-size="12pt" fo:language="eu" fo:country="ES" style:font-name-asian="Courier New" style:font-family-asian="'Courier New'" style:font-family-generic-asian="modern" style:font-pitch-asian="fixed" style:language-asian="eu" style:country-asian="ES" style:font-name-complex="Courier New" style:font-family-complex="'Courier New'" style:font-family-generic-complex="modern" style:font-pitch-complex="fixed" style:font-size-complex="12pt"/>
    </style:style>
    <style:style style:name="RTF_5f_Num_20_5_20_9" style:display-name="RTF_Num 5 9" style:family="text">
      <style:text-properties style:use-window-font-color="true" loext:opacity="0%" style:font-name="Marlett" fo:font-family="Marlett" style:font-pitch="variable" style:font-charset="x-symbol" fo:font-size="12pt" fo:language="eu" fo:country="ES" style:font-name-asian="Marlett" style:font-family-asian="Marlett" style:font-pitch-asian="variable" style:font-charset-asian="x-symbol" style:language-asian="eu" style:country-asian="ES" style:font-name-complex="Marlett" style:font-family-complex="Marlett" style:font-pitch-complex="variable" style:font-charset-complex="x-symbol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4" style:display-name="RTF_Num 24">
      <text:list-level-style-number text:level="1" text:style-name="RTF_5f_Num_20_5_20_1" loext:num-list-format="%1%." style:num-suffix="." style:num-format="a" style:num-letter-sync="true">
        <style:list-level-properties text:space-before="0.035cm" text:min-label-width="0.635cm"/>
      </text:list-level-style-number>
      <text:list-level-style-number text:level="2" text:style-name="RTF_5f_Num_20_5_20_2" loext:num-list-format="%2%." style:num-suffix="." style:num-format="a" style:num-letter-sync="true">
        <style:list-level-properties text:space-before="0.212cm" text:min-label-width="0.635cm"/>
      </text:list-level-style-number>
      <text:list-level-style-number text:level="3" text:style-name="RTF_5f_Num_20_5_20_3" loext:num-list-format="%3%." style:num-suffix="." style:num-format="i">
        <style:list-level-properties text:space-before="1.799cm" text:min-label-width="0.318cm" fo:text-align="end"/>
      </text:list-level-style-number>
      <text:list-level-style-number text:level="4" text:style-name="RTF_5f_Num_20_5_20_4" loext:num-list-format="%4%." style:num-suffix="." style:num-format="1">
        <style:list-level-properties text:space-before="2.752cm" text:min-label-width="0.635cm"/>
      </text:list-level-style-number>
      <text:list-level-style-number text:level="5" text:style-name="RTF_5f_Num_20_5_20_5" loext:num-list-format="%5%." style:num-suffix="." style:num-format="a" style:num-letter-sync="true">
        <style:list-level-properties text:space-before="4.022cm" text:min-label-width="0.635cm"/>
      </text:list-level-style-number>
      <text:list-level-style-number text:level="6" text:style-name="RTF_5f_Num_20_5_20_6" loext:num-list-format="%6%." style:num-suffix="." style:num-format="i">
        <style:list-level-properties text:space-before="5.609cm" text:min-label-width="0.318cm" fo:text-align="end"/>
      </text:list-level-style-number>
      <text:list-level-style-number text:level="7" text:style-name="RTF_5f_Num_20_5_20_7" loext:num-list-format="%7%." style:num-suffix="." style:num-format="1">
        <style:list-level-properties text:space-before="6.562cm" text:min-label-width="0.635cm"/>
      </text:list-level-style-number>
      <text:list-level-style-number text:level="8" text:style-name="RTF_5f_Num_20_5_20_8" loext:num-list-format="%8%." style:num-suffix="." style:num-format="a" style:num-letter-sync="true">
        <style:list-level-properties text:space-before="7.832cm" text:min-label-width="0.635cm"/>
      </text:list-level-style-number>
      <text:list-level-style-number text:level="9" text:style-name="RTF_5f_Num_20_5_20_9" loext:num-list-format="%9%." style:num-suffix="." style:num-format="i">
        <style:list-level-properties text:space-before="9.419cm" text:min-label-width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3:11:48.497263634</meta:creation-date>
    <dc:date>2023-02-07T13:14:16.185941706</dc:date>
    <meta:editing-duration>PT2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1" meta:word-count="518" meta:character-count="3758" meta:non-whitespace-character-count="3184"/>
  </office:meta>
</office:document-meta>
</file>